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Arial2" svg:font-family="Arial, sans-serif"/>
    <style:font-face style:name="Mangal1" svg:font-family="Manga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text-properties fo:language="en" fo:country="US" fo:background-color="transparent"/>
    </style:style>
    <style:style style:name="P4" style:family="paragraph" style:parent-style-name="Text_20_body">
      <style:text-properties fo:language="en" fo:country="US" fo:font-style="normal" style:font-style-asian="normal" style:font-style-complex="normal"/>
    </style:style>
    <style:style style:name="P5" style:family="paragraph" style:parent-style-name="Text_20_body">
      <style:text-properties fo:language="en" fo:country="US" fo:font-style="normal" fo:font-weight="bold" style:font-style-asian="normal" style:font-weight-asian="bold" style:font-style-complex="normal" style:font-weight-complex="bold"/>
    </style:style>
    <style:style style:name="P6" style:family="paragraph" style:parent-style-name="Text_20_body">
      <style:text-properties fo:language="en" fo:country="US" fo:font-style="italic" style:font-style-asian="italic" style:font-style-complex="italic"/>
    </style:style>
    <style:style style:name="P7" style:family="paragraph" style:parent-style-name="Text_20_body">
      <style:text-properties fo:language="en" fo:country="US" fo:font-style="italic" fo:font-weight="bold" style:font-style-asian="italic" style:font-weight-asian="bold" style:font-style-complex="italic" style:font-weight-complex="bold"/>
    </style:style>
    <style:style style:name="P8" style:family="paragraph" style:parent-style-name="Text_20_body">
      <style:text-properties fo:language="en" fo:country="US" fo:background-color="#ffff00"/>
    </style:style>
    <style:style style:name="P9" style:family="paragraph" style:parent-style-name="Text_20_body">
      <style:text-properties style:font-name="Arial1"/>
    </style:style>
    <style:style style:name="P10" style:family="paragraph" style:parent-style-name="Text_20_body">
      <style:text-properties style:font-name="Arial1" fo:font-size="10pt" fo:language="en" fo:country="GB" style:font-size-asian="10pt" style:font-size-complex="10pt"/>
    </style:style>
    <style:style style:name="P11" style:family="paragraph" style:parent-style-name="Text_20_body">
      <style:text-properties style:font-name="Arial1" fo:font-size="10pt" style:font-size-asian="10pt" style:font-size-complex="10pt"/>
    </style:style>
    <style:style style:name="P12" style:family="paragraph" style:parent-style-name="Text_20_body">
      <style:text-properties style:font-name="Arial1" fo:language="en" fo:country="US"/>
    </style:style>
    <style:style style:name="P13" style:family="paragraph" style:parent-style-name="Text_20_body">
      <style:text-properties style:font-name="Arial1" fo:language="en" fo:country="US" fo:font-style="normal" style:font-style-asian="normal" style:font-style-complex="normal"/>
    </style:style>
    <style:style style:name="P14" style:family="paragraph" style:parent-style-name="Text_20_body">
      <style:text-properties style:font-name="Arial1" fo:language="en" fo:country="US" fo:font-style="normal" fo:font-weight="normal" style:font-style-asian="normal" style:font-weight-asian="normal" style:font-style-complex="normal" style:font-weight-complex="normal"/>
    </style:style>
    <style:style style:name="P15" style:family="paragraph" style:parent-style-name="Text_20_body">
      <style:text-properties style:font-name="Arial1" fo:language="en" fo:country="US" fo:font-style="normal" fo:font-weight="bold" style:font-style-asian="normal" style:font-weight-asian="bold" style:font-style-complex="normal" style:font-weight-complex="bold"/>
    </style:style>
    <style:style style:name="P16" style:family="paragraph" style:parent-style-name="Text_20_body">
      <style:text-properties style:font-name="Arial1" fo:language="en" fo:country="US" fo:font-style="italic" fo:font-weight="bold" style:font-style-asian="italic" style:font-weight-asian="bold" style:font-style-complex="italic" style:font-weight-complex="bold"/>
    </style:style>
    <style:style style:name="P17" style:family="paragraph" style:parent-style-name="Text_20_body">
      <style:text-properties style:font-name="Arial1" fo:language="en" fo:country="US" fo:font-style="italic" style:font-style-asian="italic" style:font-style-complex="italic"/>
    </style:style>
    <style:style style:name="P18" style:family="paragraph" style:parent-style-name="Text_20_body">
      <style:text-properties style:font-name="Arial1" fo:language="en" fo:country="US" fo:font-style="italic" fo:font-weight="normal" style:font-style-asian="italic" style:font-weight-asian="normal" style:font-style-complex="italic" style:font-weight-complex="normal"/>
    </style:style>
    <style:style style:name="P19" style:family="paragraph" style:parent-style-name="Text_20_body">
      <style:text-properties style:font-name="Times New Roman" fo:language="en" fo:country="US"/>
    </style:style>
    <style:style style:name="P20" style:family="paragraph" style:parent-style-name="Text_20_body">
      <style:text-properties style:font-name="Times New Roman" fo:language="en" fo:country="US" fo:font-style="normal" style:font-style-asian="normal" style:font-style-complex="normal"/>
    </style:style>
    <style:style style:name="P21" style:family="paragraph" style:parent-style-name="Text_20_body">
      <style:text-properties style:font-name="Courier New"/>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Courier New" fo:language="en" fo:country="US" fo:font-style="italic" fo:font-weight="normal" style:font-style-asian="italic" style:font-weight-asian="normal" style:font-style-complex="italic" style:font-weight-complex="normal"/>
    </style:style>
    <style:style style:name="P25" style:family="paragraph" style:parent-style-name="Text_20_body">
      <style:text-properties style:font-name="Courier New" fo:font-style="normal" style:font-style-asian="normal" style:font-style-complex="normal"/>
    </style:style>
    <style:style style:name="P26" style:family="paragraph" style:parent-style-name="Text_20_body">
      <style:text-properties style:font-name="Courier New" fo:font-size="10pt" fo:language="en" fo:country="GB"/>
    </style:style>
    <style:style style:name="P27" style:family="paragraph" style:parent-style-name="Text_20_body">
      <style:text-properties style:font-name="Courier New" fo:font-size="10pt" fo:language="en" fo:country="GB" fo:font-style="normal" style:font-style-asian="normal" style:font-style-complex="normal"/>
    </style:style>
    <style:style style:name="P28" style:family="paragraph" style:parent-style-name="Text_20_body">
      <style:text-properties style:font-name="Courier New" fo:font-size="10pt" fo:language="en" fo:country="US" fo:font-style="normal" style:font-size-asian="10pt" style:font-style-asian="normal" style:font-size-complex="10pt" style:font-style-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paragraph-properties fo:text-align="start" style:justify-single-word="false" fo:hyphenation-ladder-count="no-limit"/>
      <style:text-properties fo:hyphenate="true" fo:hyphenation-remain-char-count="2" fo:hyphenation-push-char-count="2"/>
    </style:style>
    <style:style style:name="P31" style:family="paragraph" style:parent-style-name="Text_20_body">
      <style:text-properties style:use-window-font-color="true" fo:language="en" fo:country="US"/>
    </style:style>
    <style:style style:name="P32" style:family="paragraph" style:parent-style-name="Text_20_body">
      <style:text-properties style:use-window-font-color="true" fo:font-size="10pt" fo:language="en" fo:country="US" style:font-size-asian="10pt" style:font-size-complex="10pt"/>
    </style:style>
    <style:style style:name="P33" style:family="paragraph" style:parent-style-name="Standard">
      <style:text-properties fo:language="en" fo:country="US"/>
    </style:style>
    <style:style style:name="P34" style:family="paragraph" style:parent-style-name="Text_20_body" style:master-page-name="">
      <style:paragraph-properties fo:text-align="start" style:justify-single-word="false" fo:hyphenation-ladder-count="no-limit" style:page-number="auto"/>
      <style:text-properties fo:hyphenate="true" fo:hyphenation-remain-char-count="2" fo:hyphenation-push-char-count="2"/>
    </style:style>
    <style:style style:name="P35" style:family="paragraph" style:parent-style-name="Text_20_body" style:list-style-name="Numbering_20_5"/>
    <style:style style:name="P36" style:family="paragraph" style:parent-style-name="Text_20_body">
      <style:text-properties fo:language="en" fo:country="US"/>
    </style:style>
    <style:style style:name="P37" style:family="paragraph" style:parent-style-name="Text_20_body" style:list-style-name="Numbering_20_5">
      <style:text-properties fo:language="en" fo:country="US"/>
    </style:style>
    <style:style style:name="P38" style:family="paragraph" style:parent-style-name="Text_20_body" style:list-style-name="Numbering_20_5">
      <style:text-properties fo:color="#ff0000" fo:language="en" fo:country="US"/>
    </style:style>
    <style:style style:name="P39" style:family="paragraph" style:parent-style-name="Text_20_body" style:list-style-name="Numbering_20_5">
      <style:text-properties fo:color="#ff0000" style:font-name="Arial1" fo:language="en" fo:country="US"/>
    </style:style>
    <style:style style:name="P40" style:family="paragraph" style:parent-style-name="Text_20_body" style:list-style-name="Numbering_20_5">
      <style:text-properties style:use-window-font-color="true" fo:language="en" fo:country="US"/>
    </style:style>
    <style:style style:name="P41" style:family="paragraph" style:parent-style-name="Text_20_body">
      <style:text-properties style:font-name="Arial1" fo:language="en" fo:country="US"/>
    </style:style>
    <style:style style:name="P42" style:family="paragraph" style:parent-style-name="Heading_20_2">
      <style:text-properties fo:language="en" fo:country="US"/>
    </style:style>
    <style:style style:name="P43" style:family="paragraph" style:parent-style-name="Heading_20_2">
      <style:text-properties fo:font-size="16pt" style:font-size-asian="16pt" style:font-size-complex="16pt"/>
    </style:style>
    <style:style style:name="P44" style:family="paragraph" style:parent-style-name="Heading_20_2">
      <style:text-properties style:use-window-font-color="true" fo:language="en" fo:country="US"/>
    </style:style>
    <style:style style:name="P45" style:family="paragraph" style:parent-style-name="Heading_20_2">
      <style:text-properties style:font-name="Arial1"/>
    </style:style>
    <style:style style:name="P46" style:family="paragraph" style:parent-style-name="Heading_20_3">
      <style:text-properties fo:font-style="italic" fo:background-color="transparent" style:font-style-asian="italic" style:font-style-complex="italic"/>
    </style:style>
    <style:style style:name="P47" style:family="paragraph" style:parent-style-name="Heading_20_3">
      <style:text-properties fo:font-style="italic" style:font-style-asian="italic" style:font-style-complex="italic"/>
    </style:style>
    <style:style style:name="P48" style:family="paragraph" style:parent-style-name="Heading_20_3">
      <style:text-properties style:font-name="Arial1" fo:language="en" fo:country="US" fo:font-style="italic" style:font-style-asian="italic" style:font-style-complex="italic"/>
    </style:style>
    <style:style style:name="T1" style:family="text">
      <style:text-properties fo:background-color="#ffff00"/>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fo:background-color="transparent" style:font-style-asian="italic" style:font-weight-asian="bold" style:font-style-complex="italic" style:font-weight-complex="bold"/>
    </style:style>
    <style:style style:name="T7" style:family="text">
      <style:text-properties fo:font-style="italic" fo:background-color="transparent" style:font-style-asian="italic" style:font-style-complex="italic"/>
    </style:style>
    <style:style style:name="T8" style:family="text">
      <style:text-properties style:font-name="Courier New"/>
    </style:style>
    <style:style style:name="T9" style:family="text">
      <style:text-properties style:font-name="Courier New" fo:font-style="normal" style:font-style-asian="normal" style:font-style-complex="normal"/>
    </style:style>
    <style:style style:name="T10" style:family="text">
      <style:text-properties style:font-name="Courier New" fo:font-style="italic" style:font-style-asian="italic" style:font-style-complex="italic"/>
    </style:style>
    <style:style style:name="T11" style:family="text">
      <style:text-properties style:font-name="Courier New" fo:font-style="italic" fo:font-weight="normal" style:font-style-asian="italic" style:font-weight-asian="normal" style:font-style-complex="italic" style:font-weight-complex="normal"/>
    </style:style>
    <style:style style:name="T12" style:family="text">
      <style:text-properties style:font-name="Courier New" fo:language="en" fo:country="US" fo:font-style="normal" style:font-style-asian="normal" style:font-style-complex="normal"/>
    </style:style>
    <style:style style:name="T13" style:family="text">
      <style:text-properties style:font-name="Courier New" fo:language="en" fo:country="U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background-color="#ffff00" style:font-style-asian="normal" style:font-style-complex="normal"/>
    </style:style>
    <style:style style:name="T17" style:family="text">
      <style:text-properties fo:language="en" fo:country="US"/>
    </style:style>
    <style:style style:name="T18" style:family="text">
      <style:text-properties fo:language="en" fo:country="US" fo:font-style="italic" fo:background-color="transparent" style:font-style-asian="italic" style:font-style-complex="italic"/>
    </style:style>
    <style:style style:name="T19" style:family="text">
      <style:text-properties fo:language="en" fo:country="US" fo:font-style="italic" style:font-style-asian="italic" style:font-style-complex="italic"/>
    </style:style>
    <style:style style:name="T20" style:family="text">
      <style:text-properties fo:language="en" fo:country="US" fo:font-style="normal" style:font-style-asian="normal" style:font-style-complex="normal"/>
    </style:style>
    <style:style style:name="T21" style:family="text">
      <style:text-properties style:font-name="Arial2" fo:font-size="10pt" fo:language="en" fo:country="GB"/>
    </style:style>
    <style:style style:name="T22" style:family="text">
      <style:text-properties style:font-name="Arial2" fo:font-size="10pt" fo:language="en" fo:country="GB" fo:font-style="italic" style:font-style-asian="italic" style:font-style-complex="italic"/>
    </style:style>
    <style:style style:name="T23" style:family="text">
      <style:text-properties style:font-name="Arial2" fo:font-size="8pt" fo:language="en" fo:country="GB" fo:font-weight="bold" style:font-size-asian="8pt" style:font-weight-asian="bold" style:font-size-complex="8pt" style:font-weight-complex="bold"/>
    </style:style>
    <style:style style:name="T24" style:family="text">
      <style:text-properties style:font-name="Arial1"/>
    </style:style>
    <style:style style:name="T25" style:family="text">
      <style:text-properties style:font-name="Arial1" fo:font-style="normal" style:font-style-asian="normal" style:font-style-complex="normal"/>
    </style:style>
    <style:style style:name="T26" style:family="text">
      <style:text-properties style:font-name="Arial1" fo:font-style="italic" style:font-style-asian="italic" style:font-style-complex="italic"/>
    </style:style>
    <style:style style:name="T27" style:family="text">
      <style:text-properties style:font-name="Arial1" fo:font-style="italic" fo:font-weight="bold" style:font-style-asian="italic" style:font-weight-asian="bold" style:font-style-complex="italic" style:font-weight-complex="bold"/>
    </style:style>
    <style:style style:name="T28" style:family="text">
      <style:text-properties style:font-name="Arial1" fo:font-weight="normal" style:font-weight-asian="normal" style:font-weight-complex="normal"/>
    </style:style>
    <style:style style:name="T29" style:family="text">
      <style:text-properties style:font-name="Arial1" fo:font-weight="bold" style:font-weight-asian="bold" style:font-weight-complex="bold"/>
    </style:style>
    <style:style style:name="T30" style:family="text">
      <style:text-properties style:font-name="Arial1" fo:language="en" fo:country="US"/>
    </style:style>
    <style:style style:name="T31" style:family="text">
      <style:text-properties style:font-name="Arial1" fo:language="en" fo:country="US" fo:font-style="normal" style:font-style-asian="normal" style:font-style-complex="normal"/>
    </style:style>
    <style:style style:name="T32" style:family="text">
      <style:text-properties style:font-name="Arial1" fo:language="en" fo:country="US" fo:font-style="italic" style:font-style-asian="italic" style:font-style-complex="italic"/>
    </style:style>
    <style:style style:name="T33" style:family="text">
      <style:text-properties style:font-name="Arial1" style:font-name-asian="Times New Roman1" style:font-name-complex="Times New Roman1"/>
    </style:style>
    <style:style style:name="T34" style:family="text">
      <style:text-properties style:font-name="Arial1" fo:background-color="transparent"/>
    </style:style>
    <style:style style:name="T35" style:family="text">
      <style:text-properties style:font-name="Times New Roman"/>
    </style:style>
    <style:style style:name="T36" style:family="text">
      <style:text-properties style:font-name="Times New Roman" fo:font-style="normal" style:font-style-asian="normal" style:font-style-complex="normal"/>
    </style:style>
    <style:style style:name="T37" style:family="text">
      <style:text-properties style:font-name="Times New Roman" fo:language="en" fo:country="US" fo:font-style="normal" style:font-style-asian="normal" style:font-style-complex="normal"/>
    </style:style>
    <style:style style:name="T38" style:family="text">
      <style:text-properties style:font-name="Times New Roman" fo:font-style="italic" style:font-style-asian="italic" style:font-style-complex="italic"/>
    </style:style>
    <style:style style:name="T39" style:family="text">
      <style:text-properties fo:font-size="10pt" fo:language="en" fo:country="GB"/>
    </style:style>
    <style:style style:name="T40" style:family="text">
      <style:text-properties fo:font-size="10pt" fo:language="en" fo:country="GB" fo:font-weight="bold" style:font-weight-asian="bold" style:font-weight-complex="bold"/>
    </style:style>
    <style:style style:name="T41" style:family="text">
      <style:text-properties fo:font-size="10pt" fo:language="en" fo:country="GB" fo:font-weight="normal" style:font-weight-asian="normal" style:font-weight-complex="normal"/>
    </style:style>
    <style:style style:name="T42" style:family="text">
      <style:text-properties fo:font-size="10pt" fo:language="en" fo:country="GB" fo:font-style="italic" style:font-style-asian="italic" style:font-style-complex="italic"/>
    </style:style>
    <style:style style:name="T43" style:family="text">
      <style:text-properties fo:font-size="10pt" fo:language="en" fo:country="GB" fo:font-style="italic" style:text-underline-style="solid" style:text-underline-width="auto" style:text-underline-color="font-color" style:font-style-asian="italic" style:font-style-complex="italic"/>
    </style:style>
    <style:style style:name="T44" style:family="text">
      <style:text-properties fo:font-size="10pt" fo:language="en" fo:country="GB" fo:font-style="italic" style:text-underline-style="solid" style:text-underline-width="auto" style:text-underline-color="font-color" fo:font-weight="normal" style:font-style-asian="italic" style:font-weight-asian="normal" style:font-style-complex="italic" style:font-weight-complex="normal"/>
    </style:style>
    <style:style style:name="T45" style:family="text">
      <style:text-properties fo:font-size="10pt" fo:language="en" fo:country="GB" fo:font-style="italic" fo:font-weight="normal" style:font-style-asian="italic" style:font-weight-asian="normal" style:font-style-complex="italic" style:font-weight-complex="normal"/>
    </style:style>
    <style:style style:name="T46" style:family="text">
      <style:text-properties fo:font-size="10pt" fo:language="en" fo:country="GB" fo:font-style="normal" style:font-style-asian="normal" style:font-style-complex="normal"/>
    </style:style>
    <style:style style:name="T47" style:family="text">
      <style:text-properties fo:font-size="10pt" fo:language="en" fo:country="GB" fo:font-style="normal" fo:font-weight="bold" style:font-style-asian="normal" style:font-weight-asian="bold" style:font-style-complex="normal" style:font-weight-complex="bold"/>
    </style:style>
    <style:style style:name="T48" style:family="text">
      <style:text-properties fo:font-weight="bold" style:font-weight-asian="bold" style:font-weight-complex="bold"/>
    </style:style>
    <style:style style:name="T49" style:family="text">
      <style:text-properties style:font-name="Arial3"/>
    </style:style>
    <style:style style:name="T50" style:family="text">
      <style:text-properties fo:language="en" fo:country="GB"/>
    </style:style>
    <style:style style:name="T51" style:family="text">
      <style:text-properties fo:language="en" fo:country="GB" fo:font-weight="bold" style:font-weight-asian="bold" style:font-weight-complex="bold"/>
    </style:style>
    <style:style style:name="T52" style:family="text">
      <style:text-properties fo:language="en" fo:country="GB" fo:font-style="italic" style:font-style-asian="italic" style:font-style-complex="italic"/>
    </style:style>
    <style:style style:name="T53" style:family="text">
      <style:text-properties fo:language="en" fo:country="GB" fo:font-style="italic" style:text-underline-style="solid" style:text-underline-width="auto" style:text-underline-color="font-color" style:font-style-asian="italic" style:font-style-complex="italic"/>
    </style:style>
    <style:style style:name="T54" style:family="text">
      <style:text-properties fo:language="ru" fo:country="RU"/>
    </style:style>
    <style:style style:name="T55" style:family="text">
      <style:text-properties fo:color="#ff0000" fo:language="en" fo:country="US"/>
    </style:style>
    <style:style style:name="T56" style:family="text">
      <style:text-properties fo:color="#ff0000" style:font-name="Arial1" fo:language="en" fo:country="US"/>
    </style:style>
    <style:style style:name="T57" style:family="text">
      <style:text-properties style:use-window-font-color="true"/>
    </style:style>
    <style:style style:name="T58" style:family="text">
      <style:text-properties style:use-window-font-color="true" fo:font-style="italic" style:font-style-asian="italic" style:font-style-complex="italic"/>
    </style:style>
    <style:style style:name="T59" style:family="text">
      <style:text-properties fo:font-size="16pt" style:font-size-asian="16pt" style:font-size-complex="16pt"/>
    </style:style>
    <style:style style:name="T60" style:family="text">
      <style:text-properties fo:font-size="16pt" fo:language="en" fo:country="US"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CV 1.0 User <text:span text:style-name="T17">Guide</text:span></text:h>
      <text:p text:style-name="P1"/>
      <text:h text:style-name="P42" text:outline-level="2">Table of contents</text:h>
      <text:list xml:id="list31197385" text:style-name="Numbering_20_5">
        <text:list-item>
          <text:p text:style-name="P37">Introduction</text:p>
          <text:p text:style-name="P37">1.1. Keywords</text:p>
        </text:list-item>
        <text:list-item>
          <text:p text:style-name="P37">Workflow</text:p>
        </text:list-item>
        <text:list-item>
          <text:p text:style-name="P38">Installation</text:p>
        </text:list-item>
        <text:list-item>
          <text:p text:style-name="P40">Quick start</text:p>
        </text:list-item>
        <text:list-item>
          <text:p text:style-name="P40">Preparing input chromatograms</text:p>
        </text:list-item>
        <text:list-item>
          <text:p text:style-name="P37">Usecases</text:p>
          <text:p text:style-name="P37">5.1. Base calling</text:p>
          <text:p text:style-name="P37">5.2. Indel detection</text:p>
          <text:p text:style-name="P37">5.3. Mixture deconvolution</text:p>
          <text:list>
            <text:list-header>
              <text:p text:style-name="P37">5.3.1. Taxonomy assignments for deconvoluted 16S rRNA chromatograms </text:p>
            </text:list-header>
          </text:list>
          <text:p text:style-name="P38">5.4. Training of the chromatogram HMM </text:p>
        </text:list-item>
        <text:list-item>
          <text:p text:style-name="P38">Modules and scripts</text:p>
        </text:list-item>
        <text:list-item>
          <text:p text:style-name="P37">Description of input files</text:p>
          <text:p text:style-name="P37">7.1. Chromatogram files</text:p>
          <text:p text:style-name="P37">7.2. Vocabulary</text:p>
          <text:p text:style-name="P37">7.3. BCV project file</text:p>
          <text:p text:style-name="P37">7.4. Input alignment file for indel detection</text:p>
          <text:p text:style-name="P35"><text:span text:style-name="T55">7.5. </text:span><text:span text:style-name="T56">BCVPROC configuration file</text:span></text:p>
          <text:p text:style-name="P39">7.6. Training dataset</text:p>
        </text:list-item>
        <text:list-item>
          <text:p text:style-name="P37">Output data</text:p>
          <text:p text:style-name="P37">8.1. Output files for indel detection </text:p>
          <text:list>
            <text:list-header>
              <text:p text:style-name="P37">8.1.1. Shifting pattern report</text:p>
              <text:p text:style-name="P37">8.1.2. Consensus sequence report</text:p>
              <text:p text:style-name="P37">8.1.3. Indel event report</text:p>
            </text:list-header>
            <text:list-item>
              <text:p text:style-name="P37"><text:s/>Output files of the STAP 16S rRNA classification module </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h text:style-name="P43" text:outline-level="2">1. Introduction</text:h>
      <text:p text:style-name="P1">The Base Calling with Vocabulary (BCV) software package is intended for analysis of direct (population) sequencing chromatograms using known vocabulary sequences <text:span text:style-name="T3">similar</text:span> to the target DNA. The current version of BCV can only process chromatogram files obtained on Applied Biosystems capillary sequencing machines (ABIF file format). In principle, the method can be applied to other sequencing platforms except high-throughput sequencing; however, the current software version has not been tested for such applications. </text:p>
      <text:p text:style-name="P1">The BCV package has the following functionalities: </text:p>
      <text:p text:style-name="P1"><text:tab/>-Base calling: determining the sequence of IUPAC codes corresponding to sets of 1<text:span text:style-name="T49">–</text:span>4 nucleotides at each position for a chromatogram </text:p>
      <text:p text:style-name="P1"><text:tab/>-Indel detection: detecting insertions or deletions (indels) in components of the the DNA sample mixture <text:s/>relative to the main consensus sequence of the major pool of DNA variants </text:p>
      <text:p text:style-name="P1"><text:tab/>-Mixture deconvolution: determining the sequences of the sample components </text:p>
      <text:p text:style-name="P1">See Section 5: Usecases to select the appropriate functionality.</text:p>
      <text:p text:style-name="P1">The BCV software is distributed under the <text:span text:style-name="T1">GNU GPL v. 3 license,</text:span><text:span text:style-name="T2"> and was successfully compiled on Linux and Windows Cygwin platforms. See Section 3: Installation for more information about installation and system requirements.</text:span></text:p>
      <text:p text:style-name="P2">Brief overview of the BCV algorithm</text:p>
      <text:p text:style-name="P1">First, BCV performs base calling by marking artifact peaks and grouping true peaks into chromatogram positions. Each position corresponds to an IUPAC symbol in a sequence of the chromatogram. Next, the program runs a greedy deconvolution of the obtained chromatogram sequences, aligning a vocabulary sequence with a profile of amplitudes of true peaks and decreasing the amplitudes of the peaks recruited into the alignment. The sequences obtained during the greedy deconvolution step and aligned relative to each other without indels are then clustered into subgroups. The main subgroup is the subgroup that forms the major portion of the mixture or, if it is not possible to unambiguously select the dominating subgroup in the mixture, e.g. for heterozygous genomes, the main subgroup is defined as that contains sequences most similar to the vocabulary. Indels are detected comparing alignments of the main subgroup relative the others. Indel analysis may be performed on all chromatograms obtained simultaneously for a single sample. The result of the indel detection functionality is a main consensus sequence assembled for a set of main groups (each main group corresponds to single chromatogram), and a prediction of indel positions. The most general BCV functionality is the mixture deconvolution that uses another clustering strategy of the output of the greedy deconvolution algorithm: sequences are clustered into subgroups with the most different consensus sequences. </text:p>
      <text:p text:style-name="P1">BCV algorithm is explained in detail <text:span text:style-name="T1">in Fantin et al, 2012</text:span>. </text:p>
      <text:p text:style-name="P1">See Section 5: Usecases for more information about program usage. Section 4: Quick Start explains how to try the program on test samples used in <text:s/>[<text:span text:style-name="T1">paper</text:span>].</text:p>
      <text:p text:style-name="P8">Please cite</text:p>
      <text:p text:style-name="P8"/>
      <text:h text:style-name="P46" text:outline-level="3">1.1. Keywords</text:h>
      <text:p text:style-name="P3">The following operational terms are used in this manual.</text:p>
      <text:p text:style-name="P3"><text:span text:style-name="T3">GFAS</text:span> <text:span text:style-name="T3">(Grouped FASTA) file format:</text:span> Pearson FASTA file format, where sequences are separated into subgroups by the subgroup name string starting on a new line by the <text:span text:style-name="T8">=</text:span> symbol. </text:p>
      <text:p text:style-name="P3"><text:span text:style-name="T3">DNA variants: </text:span>DNA molecules in the PCR sample that are direct-sequenced to produce a chromatogram sequence. The DNA variants are assumed to have similar sequences that can be aligned.</text:p>
      <text:p text:style-name="P3"><text:soft-page-break/><text:span text:style-name="T3">Read: </text:span><text:span text:style-name="T14">a</text:span> term used interchangeably with the term <text:span text:style-name="T3">chromatogram</text:span>.</text:p>
      <text:p text:style-name="P3"><text:span text:style-name="T3">Strains:</text:span> a set of sequences produced by the greedy deconvolution algorithm. These sequences have numerous errors and must be clustered further to obtain final results. </text:p>
      <text:p text:style-name="P3"><text:span text:style-name="T3">Cluster:</text:span> a subset of strains. Clusters are used for obtaining consensus sequences for predicted DNA variants in the mixture deconvolution functionality.</text:p>
      <text:p text:style-name="P3"><text:span text:style-name="T3">Main group:</text:span> a group of strains that are aligned to each other without indels and with vocabulary sequences. The main group represents the major portion of a chromatogram peak amplitudes or it is a subgroup of strains that are most similar to the vocabulary sequences.</text:p>
      <text:p text:style-name="P3"><text:span text:style-name="T3">Main consensus sequence: </text:span><text:span text:style-name="T14">a sequence</text:span> made up of strains included into the <text:span text:style-name="T3">main</text:span><text:span text:style-name="T4"> group</text:span><text:span text:style-name="T14"> that are separately defined for each sample's chromatogram.</text:span> Indel positions <text:s/>in DNA variants are determined relative to the main consensus sequence.</text:p>
      <text:p text:style-name="Text_20_body"><text:span text:style-name="T18">Shifting segment:</text:span><text:span text:style-name="T21"> an interval on the chromatogram sequence corresponding to the sequence coordinates of an alignment of DNA variants. The shifting segment is given relative to the </text:span><text:span text:style-name="T22">main consensus sequence</text:span><text:span text:style-name="T21"> (Figure 1). </text:span></text:p>
      <text:p text:style-name="Text_20_body"><text:span text:style-name="T22">Shifting pattern:</text:span><text:span text:style-name="T21"> a set of shifting segments with equal shifts relative to the main consensus sequence. The beginning of a shifting pattern on the chromatogram sequence is determined in the <text:s/>reading direction and corresponds to an indel position. </text:span></text:p>
      <text:p text:style-name="P26">A</text:p>
      <text:p text:style-name="P26">&gt;1</text:p>
      <text:p text:style-name="P21"><text:span text:style-name="T41">TCCACATCGACCCGGGTGACCACTTCTCCGGCA----------</text:span><text:span text:style-name="T46">TTCCTCGTCGTGGCCACCGCATTGC</text:span></text:p>
      <text:p text:style-name="P26">&gt;2</text:p>
      <text:p text:style-name="P21"><text:span text:style-name="T41">TCCACATCGACCCGGGTGACCACTTCTCCGGCA</text:span><text:span text:style-name="T39">CACCGGACTA</text:span><text:span text:style-name="T46">TTCCTCGTCGTGGCCACCGCATTGC</text:span></text:p>
      <text:p text:style-name="P26">B</text:p>
      <text:p text:style-name="P26">&gt;chromatogram-fwd</text:p>
      <text:p text:style-name="P21"><text:span text:style-name="T40">TCCACATCGACCCGGGTGACCACTTCTCCGGCA</text:span><text:span text:style-name="T39">YWCCKSRYYR</text:span><text:span text:style-name="T43">TKSCYMSYSSWKKSC</text:span><text:span text:style-name="T39">----------</text:span></text:p>
      <text:p text:style-name="P26">&gt;1</text:p>
      <text:p text:style-name="P21"><text:span text:style-name="T40">TCCACATCGACCCGGGTGACCACTTCTCCGGCA</text:span><text:span text:style-name="T42">TTCCTCGTCGTGGCCACCGCATTGC</text:span><text:span text:style-name="T46">----------</text:span></text:p>
      <text:p text:style-name="P26">&gt;2</text:p>
      <text:p text:style-name="P21"><text:span text:style-name="T40">TCCACATCGACCCGGGTGACCACTTCTCCGGCA</text:span><text:span text:style-name="T39">CACCGGACTA</text:span><text:span text:style-name="T42">TTCCTCGTCGTGGCCACCGCATTGC</text:span></text:p>
      <text:p text:style-name="P27">C</text:p>
      <text:p text:style-name="P27">&gt;chromatogram-rev</text:p>
      <text:p text:style-name="P25"><text:span text:style-name="T45">----------</text:span><text:span text:style-name="T44">YCCRSRTSRMCMCKKSTSMSSM</text:span><text:span text:style-name="T41">MYWCYSSRSTA</text:span><text:span text:style-name="T40">TTCCTCGTCGTGGCCACCGCATTGC</text:span></text:p>
      <text:p text:style-name="P26">&gt;1</text:p>
      <text:p text:style-name="P21"><text:span text:style-name="T45">----------TCCACATCGACCCGGGTGACCACTTCTCCGGCA</text:span><text:span text:style-name="T47">TTCCTCGTCGTGGCCACCGCATTGC</text:span></text:p>
      <text:p text:style-name="P26">&gt;2</text:p>
      <text:p text:style-name="P25"><text:span text:style-name="T45">TCCACATCGACCCGGGTGACCACTTCTCCGGCA</text:span><text:span text:style-name="T39">CACCGGACTA</text:span><text:span text:style-name="T40">TTCCTCGTCGTGGCCACCGCATTGC</text:span></text:p>
      <text:p text:style-name="P11"><text:span text:style-name="T51">Figure 1.</text:span><text:span text:style-name="T50"> Shifting segments. Sequences 1 and 2 are mixture components, chromatogram-fwd and chromatogram-rev are the sequences of a forward-read and a reverse-read chromatogram, respectively.</text:span><text:span text:style-name="T23"> </text:span><text:span text:style-name="T51">Bold</text:span><text:span text:style-name="T50"> type indicates parts of mixture components and chromatogram sequences preceding an indel position. </text:span><text:span text:style-name="T52">Italics</text:span><text:span text:style-name="T50"> indicate parts of mixture components that are aligned with a shift in the sequence coordinates corresponding to the size of an indel. If Sequence 1 is a main group sequence, then the shift equals +10 for <text:s/>an insertion;otherwise, the shift corresponds to a 10 bp deletion. Shifting segments on chromatogram sequences are in </text:span><text:span text:style-name="T53">underlined italics</text:span><text:span text:style-name="T50">.</text:span></text:p>
      <text:p text:style-name="P10">Panel A. <text:s/>An alignment of mixture components</text:p>
      <text:p text:style-name="P10">Panels B and C. Chromatogram sequences of the mixture read in forward and reverse directions</text:p>
      <text:h text:style-name="P43" text:outline-level="2"><text:soft-page-break/>2. Workflow</text:h>
      <text:p text:style-name="P1">The BCV package consists of <text:s/>the following applications (modules): TraceTuner<text:span text:style-name="T1">[]</text:span>, PolyScan<text:span text:style-name="T1">[]</text:span>, <text:span text:style-name="T3">bc</text:span><text:span text:style-name="T7">vproc</text:span>, and <text:span text:style-name="T3">bcv_indels.pl</text:span>. TraceTuner uses an ABIF format chromatogram file to generate a PHRED-compatible formatted files of a primary sequence (<text:span text:style-name="T3">.phd.1, .scf</text:span>) and to detect a secondary sequence (<text:span text:style-name="T3">.poly</text:span>). Its output is further processed by a version of PolyScan, which detects all the peaks in a chromatogram and outputs these peaks as a table containing each peak's physical properties (.<text:span text:style-name="T3">fpoly</text:span>) and p-values (<text:span text:style-name="T3">.bqs</text:span>). The main BCV application (<text:span text:style-name="T26">bcvproc</text:span>) requires 2 PolyScan files, and its output depends on the user-specified usecase (see Section 8. Output data). If the indel detection usecase is selected for sample analysis, <text:s/>the <text:span text:style-name="T26">bcv_indel.pl</text:span><text:span text:style-name="T9"> </text:span>script must be called after running the main BCV application to obtain final results. The <text:span text:style-name="T26">bcv_indel.pl</text:span> <text:s/>processes all chromatograms related to the sample. </text:p>
      <text:p text:style-name="P1">The workflow is enveloped in a pipeline file, <text:span text:style-name="T26">bcv_run.pl</text:span><text:span text:style-name="T24">,</text:span> which automatically prepares prerequisites for all modules. </text:p>
      <text:p text:style-name="P1">The package also includes an adapted version of the STAP<text:span text:style-name="T1">[]</text:span> application for taxonomy assignments to BCV-predicted 16S rRNA sequences of direct sequencing chromatograms.</text:p>
      <text:h text:style-name="P44" text:outline-level="2">4. Quick start</text:h>
      <text:p text:style-name="P1"><text:span text:style-name="T57">Test an installation of the BCV package using provided examples. Download '</text:span><text:span text:style-name="T58">BCV_usage_examples.tar</text:span><text:span text:style-name="T57">' file and then decompress archive in desired place on a disk. </text:span></text:p>
      <text:p text:style-name="P31">To run the examples, first set BCV_HOME variable to point to the 'bcvhome' directory in the unpacked archive:</text:p>
      <text:p text:style-name="P31"/>
      <text:p text:style-name="P31"><text:s text:c="5"/>export BCV_HOME=/path/to/examples/bcvhome</text:p>
      <text:p text:style-name="P31"><text:tab/> </text:p>
      <text:p text:style-name="P31">The '/examples/bcvhome' folder contains parameter files of default BCV configuration. </text:p>
      <text:p text:style-name="P31">The '/examples/vocabularies/' folder contains files with reference sequences for processing of the provided sample chromatograms in the '/examples/Samples' folder.</text:p>
      <text:p text:style-name="P31">The folder '/examples/Samples' contains subdirectories with following structures:</text:p>
      <text:p text:style-name="P31"/>
      <text:p text:style-name="P31">'~/examples/Samples/DatasetName/' - contains *.bcvrun.prj.xml project files for running the BCV pipeline, if the directory contains different samples it also has subfolders for each sample: '~/examples/Samples/DatasetName/SampleName',</text:p>
      <text:p text:style-name="P31">'~/examples/Samples/DatasetName[/SampleName]/Input' - contains *.ab1 trace files,</text:p>
      <text:p text:style-name="P31">'~/examples/Samples/DatasetName[/SampleName]/Output' - empty output directory,</text:p>
      <text:p text:style-name="P1">'~/examples/Samples/DatasetName[/SampleName]/Results' - contains results obtained by ourselves and presented in the BCV paper. You can compare contents of output files in an 'Output' folder with corresponded files in the 'Results' folder. The file formats are explained in the user manual. The obtained results may be slightly different due to we used older version (3.01) of the TraceTuner.</text:p>
      <text:p text:style-name="P31">To run the BCV go into a '/examples/Samples/DatasetName/' folder and type a command:</text:p>
      <text:p text:style-name="P31"/>
      <text:p text:style-name="P31">~/examples/Samples/DatasetName$bcv_run.pl SampleName.bcvrun.prj.xml</text:p>
      <text:p text:style-name="P31">Your also need to run 'bcv_indels.pl' script to further process the BCV results for indel calling examples:</text:p>
      <text:p text:style-name="P31"/>
      <text:p text:style-name="P31">~/examples/Samples/Indels/bcv_indels.sh /path/to/Input /path/to/Output</text:p>
      <text:h text:style-name="Heading_20_2" text:outline-level="2"><text:span text:style-name="T59">5. P</text:span><text:span text:style-name="T60">reparing input chromatograms</text:span></text:h>
      <text:p text:style-name="P32">BCV expects that an input chromatogram do not contains the vector sequences and the mostly corresponds to the vocabulary sequences. The sequences in the vocabulary should cover (could be aligned with) the chromatogram sequence. If length of the target locus is sufficiently smaller than the chromatogram sequence <text:soft-page-break/>length the unspecific parts of the chromatogram have to be clipped out. Clipping of the chromatogram could be done by using the software provided with the sequencing equipment otherwise the positions of the target locus in the chromatogram need to be specified. In the case of <text:s/>clonning vector contamination of the chromatogram sequences the following software could be used: Life Technologies Vector NTI® or the Staden pregap4. The positions of the target locus should be specified for each chromatogram (see BCV project file section).</text:p>
      <text:h text:style-name="P43" text:outline-level="2"><text:span text:style-name="T17">6</text:span>. Usecases</text:h>
      <text:p text:style-name="P1">The BCV package contains 3 usecases: 1. determining IUPAC code sequences corresponding to a chromatogram (<text:span text:style-name="T48">base calling</text:span>); 2. assembling a main consensus sequence for the predominant, indel-free components of the DNA sample and then determining <text:s/>indel sites in minor DNA variants relative to the consensus sequence (<text:span text:style-name="T48">indel detection</text:span>); and 3. determining the sequences of DNA variants corresponding to the chromatogram sequence (<text:span text:style-name="T48">mixture deconvolution</text:span>). </text:p>
      <text:p text:style-name="P1">It is not recommended to use the mixture deconvolution usecase for analysis of an arbitrary chromatogram. Each usecase works best extracting available information from Sanger chromatogram files, depending of the expected variation of a sequenced genome locus. If point mutations are the major type of variation in the DNA sample then use the <text:span text:style-name="T5">base calling </text:span><text:span text:style-name="T15">function</text:span><text:span text:style-name="T5">.</text:span> If a chromatogram sequence has too many degenerate positions that may be caused by indels in some of the DNA variants in the sample, use the <text:span text:style-name="T5">indel detection</text:span> function. <text:span text:style-name="T2">A high homology of DNA variants is the base assumption that must be hold for using the indel detection functionality. Otherwise, the most general usecase that is the </text:span><text:span text:style-name="T6">mixture deconvolution</text:span><text:span text:style-name="T2"> should be </text:span><text:span text:style-name="T2">preferred. </text:span>Use the <text:span text:style-name="T5">mixture deconvolution</text:span> usecase if mixture components are divergent to each other and have similar representatives in the vocabulary. </text:p>
      <text:p text:style-name="P1">BCV base calling was successfully run on chromatograms obtained for hepatitis A (HAV) and D (HDV) virus <text:s/>samples. Indel detection mode successfully analyzed HIV gag-protease fragments and <text:span text:style-name="T3">Mycobacterium tuberculosis</text:span> <text:span text:style-name="T3">pncA</text:span> gene fragment samples, and mixture deconvolution was used to analyze mixtures of hepatitis B virus subtypes and 16S rRNA chromatograms from gastric mucosa biopsies (<text:span text:style-name="T1">see BCV paper</text:span>) . </text:p>
      <text:p text:style-name="P33">The <text:span text:style-name="T10">bcv_run.pl</text:span><text:span text:style-name="T8"> </text:span>script is the easiest way to configure and run BCV applications. In an XML project file (see <text:span text:style-name="T10">bcvrun.project.xml</text:span> template), set the <text:span text:style-name="T8">&lt;UseCase&gt;&lt;/UseCase&gt;</text:span><text:span text:style-name="T24"> tag, specify the path to the folder containing chromatogram files </text:span><text:span text:style-name="T8">&lt;InPath&gt;&lt;/InPath&gt;</text:span><text:span text:style-name="T24">, a folder for storing intermediate TraceTuner and PolyScan files </text:span><text:span text:style-name="T8">&lt;BCV_Input&gt;&lt;/BCV_Input&gt;,</text:span><text:span text:style-name="T24">the output folder </text:span><text:span text:style-name="T8">&lt;BCV_Output&gt;&lt;/BCV_Output&gt;, </text:span><text:span text:style-name="T24">and an alignment file in FASTA or GFAS format with vocabulary sequences </text:span><text:span text:style-name="T8">&lt;Vocabulary&gt;&lt;/Vocabulary&gt;</text:span><text:span text:style-name="T24">. </text:span></text:p>
      <text:p text:style-name="P1"><text:span text:style-name="T24">The files stored in the folder specified by the XML tag </text:span><text:span text:style-name="T8">&lt;BCV_Input&gt;&lt;/BCV_Input&gt;</text:span><text:span text:style-name="T24"> of the project file are input files for the main BCV application. The main BCV application uses 2 PolyScan output files from this folder: </text:span></text:p>
      <text:p text:style-name="P1"><text:span text:style-name="T26">BCV_Input/chromatogram_name/ps_prj/poly_dir/full_chromatogram_name.bqs</text:span><text:span text:style-name="T24"> </text:span></text:p>
      <text:p text:style-name="P12">and <text:s/></text:p>
      <text:p text:style-name="P1"><text:span text:style-name="T26">BCV_Input/chromatogram_name/ps_prj/poly_dir/full_chromatogram_name.fpoly,</text:span><text:span text:style-name="T25"> </text:span></text:p>
      <text:p text:style-name="P1"><text:span text:style-name="T25">where <text:s/></text:span><text:span text:style-name="T26">full_chromatogram_name</text:span><text:span text:style-name="T25"> is the name of an ABIF file (without a path linked to it) and <text:s/></text:span><text:span text:style-name="T26">chromatogram_name</text:span><text:span text:style-name="T25"> is the file name without the file extension (usually .</text:span><text:span text:style-name="T26">ab1</text:span><text:span text:style-name="T25">). The reading direction, name of the sequencing primer, and the sample must be specified for each chromatogram directly:</text:span></text:p>
      <text:p text:style-name="P23">&lt;Read&gt;</text:p>
      <text:p text:style-name="P1"><text:span text:style-name="T25"><text:tab/></text:span><text:span text:style-name="T9">&lt;Read name="full_chromatogram_name"&gt;<text:line-break/><text:tab/>&lt;Direction&gt;forward|reverse&lt;/Direction&gt;<text:line-break/><text:tab/>&lt;SampleName&gt;sample_name&lt;/SampleName&gt;<text:line-break/><text:tab/>&lt;PrimerName&gt;primer_name&lt;/PrimerName&gt;</text:span></text:p>
      <text:p text:style-name="P23">&lt;/Read&gt;</text:p>
      <text:p text:style-name="P13">or by using <text:span text:style-name="T24">primer</text:span> name tags that are usually used as part of the sample name:</text:p>
      <text:p text:style-name="P23">&lt;PrimerDirection name="primer_name"&gt;forward|reverse&lt;/PrimerDirection&gt;</text:p>
      <text:p text:style-name="P1"><text:span text:style-name="T25">In the latter case, the flag tag <text:s/></text:span><text:span text:style-name="T9">ParseSampleNames</text:span><text:span text:style-name="T25"> has to be set to the default <text:s/>value </text:span><text:span text:style-name="T9">“true.”</text:span><text:span text:style-name="T25"> </text:span></text:p>
      <text:p text:style-name="P1"><text:span text:style-name="T25">If the flag tag </text:span><text:span text:style-name="T9">RunBCV </text:span><text:span text:style-name="T25">in the project file</text:span><text:span text:style-name="T9"> </text:span><text:span text:style-name="T25">is set to the default <text:s/>value </text:span><text:span text:style-name="T9">“true”</text:span><text:span text:style-name="T25">,</text:span><text:span text:style-name="T25"> then </text:span><text:span text:style-name="T26">bcv_run.pl</text:span><text:span text:style-name="T25"> starts the main BCV application; otherwise, use the command</text:span></text:p>
      <text:p text:style-name="P22"><text:span text:style-name="T16">~/bcv/bcvproc</text:span><text:span text:style-name="T14"> <text:s/>--cfg </text:span><text:span text:style-name="T3">BCV_Input/full_chromatogram_name.cfg</text:span></text:p>
      <text:h text:style-name="Heading_20_2" text:outline-level="2"><text:soft-page-break/><text:span text:style-name="T17">6</text:span>.1. Base calling</text:h>
      <text:p text:style-name="P1">In the project file, set the <text:span text:style-name="T8">&lt;UseCase&gt;basecall&lt;/UseCase&gt;</text:span><text:span text:style-name="T24"> tag. The </text:span><text:span text:style-name="T25">called chromatogram sequence will be stored in the file </text:span><text:span text:style-name="T26">BCV_Output</text:span><text:span text:style-name="T25">/</text:span><text:span text:style-name="T26">chromatogram_name/full_chromatogram_name.viterbi.fasta</text:span><text:span text:style-name="T25">.</text:span></text:p>
      <text:p text:style-name="P16">Command:</text:p>
      <text:p text:style-name="P24">~/bcv/bcv_run.pl ./the_project_file.xml</text:p>
      <text:h text:style-name="Heading_20_2" text:outline-level="2"><text:span text:style-name="T17">6</text:span>.2. Indel detection</text:h>
      <text:p text:style-name="P1"><text:span text:style-name="T25">The </text:span><text:span text:style-name="T26">bcvindels.pl</text:span><text:span text:style-name="T25"> script performs indel detection and assembles the main consensus sequence. The script processes the data outputted by the main BCV application and requires an input strain alignment file <text:s/>prepared by the </text:span><text:span text:style-name="T26">bcv_run.pl</text:span><text:span text:style-name="T25"> script. The user must run the 2 scripts separately. </text:span></text:p>
      <text:p text:style-name="P1"><text:span text:style-name="T25">In the project file, set the </text:span><text:span text:style-name="T9">&lt;UseCase&gt;indelcall&lt;/UseCase&gt;</text:span><text:span text:style-name="T25"> tag. <text:s/>The main application produces the following files:</text:span></text:p>
      <text:p text:style-name="P13">the chromatogram sequence:</text:p>
      <text:p text:style-name="P1"><text:span text:style-name="T26">BCV_Output</text:span><text:span text:style-name="T25">/</text:span><text:span text:style-name="T26">chromatogram_name/full_chromatogram_name.decompsmpl.fasta;</text:span></text:p>
      <text:p text:style-name="P13">a set of deconvoluted strains: </text:p>
      <text:p text:style-name="P1"><text:span text:style-name="T26">BCV_Output</text:span><text:span text:style-name="T25">/</text:span><text:span text:style-name="T26">chromatogram_name/full_chromatogram_name.strains.fasta;</text:span></text:p>
      <text:p text:style-name="P13">and a log file (GFAS format) showing the strain obtained at each iteration of the mixture deconvolution greedy algorithm: </text:p>
      <text:p text:style-name="P4"><text:span text:style-name="T26">BCV_Output</text:span><text:span text:style-name="T24">/</text:span><text:span text:style-name="T26">chromatogram_name/full_chromatogram_name.decomplog.gfas.</text:span></text:p>
      <text:p text:style-name="P4"><text:span text:style-name="T24">The strain sequences produced by the main application have numerous errors and must be processed further. Indel detection and building the main consensus sequence is done by the script </text:span><text:span text:style-name="T26">bcvindels.pl</text:span><text:span text:style-name="T24">. The </text:span><text:span text:style-name="T26">bcv_run.pl</text:span><text:span text:style-name="T24"> script prepares input alignment files for indel detection and places them in the folder specified by the </text:span><text:span text:style-name="T8">&lt;BCV_Input&gt;</text:span><text:span text:style-name="T26">BCV_Input</text:span><text:span text:style-name="T8">&lt;/BCV_Input&gt; </text:span><text:span text:style-name="T24">XML tag in the project file: </text:span><text:span text:style-name="T8"><text:s/></text:span></text:p>
      <text:p text:style-name="P17">BCV_Input/sample_name.gfas.</text:p>
      <text:p text:style-name="P4"><text:span text:style-name="T24">Each input file contains an alignment of strains that are obtained for each chromatogram corresponding to one sample. The </text:span><text:span text:style-name="T26">bcv_run.pl</text:span><text:span text:style-name="T24"> script does not start the indel detection script automatically, allowing the user to inspect and edit the alignment. Input alignments in GFAS format can be inspected and edited in an alignment editor like MEGA after removing or commenting on the group header strings. The produced alignment does not usually need manual editing, but in some cases, the user must remove parts corresponding to the low-quality 3' chromatogram ends that could act as artifact indel events. Trimming poor-quality read ends or sections before BCV analysis is recommended.</text:span></text:p>
      <text:p text:style-name="P4"><text:span text:style-name="T24">There are 3 reports generated by the </text:span><text:span text:style-name="T26">bcvindels.pl</text:span><text:span text:style-name="T24"> script: </text:span><text:span text:style-name="T29">shifting pattern report</text:span><text:span text:style-name="T24">, </text:span><text:span text:style-name="T29">consensus sequence report,</text:span><text:span text:style-name="T24"> and </text:span><text:span text:style-name="T29">indel event report</text:span><text:span text:style-name="T24">. By default, the </text:span><text:span text:style-name="T26">bcvindels.pl</text:span><text:span text:style-name="T24"> script outputs results into STDOUT; the user may redirect each report into a separate file (use -p -c and -e options). </text:span></text:p>
      <text:p text:style-name="P16">Commands:</text:p>
      <text:p text:style-name="P14"><text:span text:style-name="T3">~/bcv/bcv_run.pl ./the_project_file.x</text:span><text:span text:style-name="T3">ml</text:span></text:p>
      <text:p text:style-name="P18">~/bcv/bcvindels.pl -p BCV_Output/sample_name.patterns.txt -c BCV_Output/sample_name.consensus,gfas -e BCV_Output/sample_name.indels.xml BCV_Input/sample_name.gfas</text:p>
      <text:h text:style-name="Heading_20_2" text:outline-level="2"><text:span text:style-name="T17">6</text:span>.3. Mixture deconvolution</text:h>
      <text:p text:style-name="P1">To begin mixture deconvolution in the project file, set the <text:span text:style-name="T8">&lt;UseCase&gt;deconvolution&lt;/UseCase&gt;</text:span><text:span text:style-name="T24"> tag. <text:s/>The output folder will contain the following files:</text:span></text:p>
      <text:p text:style-name="P1"><text:span text:style-name="T25">a chromatogram sequence</text:span><text:span text:style-name="T25">:</text:span></text:p>
      <text:p text:style-name="P1"><text:span text:style-name="T26">BCV_Output</text:span><text:span text:style-name="T25">/</text:span><text:span text:style-name="T26">chromatogram_name/full_chromatogram_name.decompsmpl.fasta;</text:span></text:p>
      <text:p text:style-name="P13">a set of deconvoluted strains:</text:p>
      <text:p text:style-name="P1"><text:span text:style-name="T26">BCV_Output</text:span><text:span text:style-name="T25">/</text:span><text:span text:style-name="T26">chromatogram_name/full_chromatogram_name.strains.fasta;</text:span></text:p>
      <text:p text:style-name="P13">a log file (in GFAS format) showing the strain obtained at each iteration of the mixture deconvolution greedy algorithm: </text:p>
      <text:p text:style-name="P4"><text:soft-page-break/><text:span text:style-name="T26">BCV_Output</text:span><text:span text:style-name="T24">/</text:span><text:span text:style-name="T26">chromatogram_name/full_chromatogram_name.decomplog.gfas;</text:span></text:p>
      <text:p text:style-name="P13">a file containing the results of the EM clustering algorithm (sequences corresponding to clusters of <text:s/>deconvoluted strains): </text:p>
      <text:p text:style-name="P4"><text:span text:style-name="T26">BCV_Output</text:span><text:span text:style-name="T24">/</text:span><text:span text:style-name="T26">chromatogram_name/full_chromatogram_name.cluster.fasta</text:span><text:span text:style-name="T26">;</text:span></text:p>
      <text:p text:style-name="P13">a file containing the result of the EM clustering algorithm grouping strains into clusters (GFAS format); and a file with the initial aggregation of strains into clusters used as input for the EM algorithm, where the clusters of strains are represented as a tree in newick format: </text:p>
      <text:p text:style-name="P4"><text:span text:style-name="T26">BCV_Output</text:span><text:span text:style-name="T24">/</text:span><text:span text:style-name="T26">chromatogram_name/full_chromatogram_name.strains.nwk</text:span><text:span text:style-name="T26">.</text:span></text:p>
      <text:p text:style-name="P4"><text:span text:style-name="T24">Most users will only need the </text:span><text:span text:style-name="T27">*.cluster.fasta </text:span><text:span text:style-name="T28">files, which</text:span><text:span text:style-name="T24"> contain the sequences corresponding to clusters. These sequences may be further used for phylogenetic analysis typing or by BLAST searching against databases of nucleotide sequences.</text:span></text:p>
      <text:p text:style-name="P16">Command:</text:p>
      <text:p text:style-name="P14"><text:span text:style-name="T3">~/bcv/bcv_run.pl ./the_project_file.xm</text:span>l</text:p>
      <text:h text:style-name="Heading_20_2" text:outline-level="2"><text:span text:style-name="T17">6</text:span>.<text:span text:style-name="T17">3.1</text:span>. Taxonomy assignment<text:span text:style-name="T17">s of</text:span> <text:span text:style-name="T17">deconvoluted</text:span> 16S <text:span text:style-name="T17">rRNA</text:span> chromatograms</text:h>
      <text:p text:style-name="P1">The BCV package contains a vocabulary file with an alignment of human microbiome 16S rRNA sequences, allowing an estimation of the bacterial population content of a clinical sample. Note that since Sanger sequencing has a high limit of detection for minor mixture components, this option should not be used for pathogen detection. Please use other methods,including PCR and ELISA, for pathogen detection in clinical samples. BCV mixture deconvolution mode is intended only for research use </text:p>
      <text:p text:style-name="P1">The BCV package contains a version of the STAP script for 16S rRNA sequence classification. This STAP module differs from the original version because it accepts a multiple sequence FASTA file as input, and performs an aLRT test to determine the significance of each assignment. </text:p>
      <text:p text:style-name="P7">The STAP module interface</text:p>
      <text:p text:style-name="Text_20_body"><text:span text:style-name="T17">The BCV STAP module performs the scripts </text:span><text:span text:style-name="T19">rRNA_pipeline.pl</text:span><text:span text:style-name="T17"> and </text:span><text:span text:style-name="T19">stap_summary.pl</text:span><text:span text:style-name="T17">. The first script is used for taxonomy assignment, and the second for compiling a summary from the STAP output files corresponding to a sample.</text:span></text:p>
      <text:p text:style-name="P6">~/bcv/stap/rRNA_pipeline.pl</text:p>
      <text:p text:style-name="P4">Usage: rRNA_pipeline.pl </text:p>
      <text:p text:style-name="P4"><text:tab/>-<text:span text:style-name="T8">i i&lt;nput_fasta&gt;</text:span> (one or more sequences) <text:s/></text:p>
      <text:p text:style-name="P4"><text:tab/>-<text:span text:style-name="T8">n</text:span> default: <text:span text:style-name="T3">5</text:span> (number of unclassified STAP database entries to skip) <text:s/><text:line-break/><text:tab/>-<text:span text:style-name="T8">t </text:span>default: <text:span text:style-name="T3">1</text:span> (number of steps for tree2 zoom-in) <text:line-break/><text:tab/>-<text:span text:style-name="T8">o &lt;output_dir&gt; </text:span>(default: ./) </text:p>
      <text:p text:style-name="P4"><text:tab/>-<text:span text:style-name="T8">d</text:span> domain (P or E)<text:line-break/><text:tab/>-<text:span text:style-name="T8">l 0.0&lt;=float&lt;=1.0 </text:span><text:span text:style-name="T24">default: </text:span><text:span text:style-name="T26">0.5</text:span><text:span text:style-name="T8"> </text:span>(minimal fraction of the length of the longest sequence <text:s/>in the input file to be processed by STAP)<text:line-break/><text:tab/>-<text:span text:style-name="T8">f 0.0&lt;=float&lt;=1.0 </text:span><text:span text:style-name="T24">default: </text:span><text:span text:style-name="T26">0.05</text:span><text:span text:style-name="T24"> </text:span>(minimal expected fraction of a predicted DNA variant in the mixture to be processed by STAP)</text:p>
      <text:p text:style-name="P29"><text:span text:style-name="T17">Options: </text:span><text:span text:style-name="T13">-i -n -t -o </text:span><text:span text:style-name="T30">and </text:span><text:span text:style-name="T13">-d</text:span><text:span text:style-name="T17"> are the same as in the original STAP version </text:span><text:span text:style-name="T17">(</text:span><text:span text:style-name="T17">see </text:span><text:a xlink:type="simple" xlink:href="http://bobcat.genomecenter.ucdavis.edu/mediawiki/index.php/STAP_download">http://bobcat.genomecenter.ucdavis.edu/mediawiki/index.php/STAP_download</text:a><text:span text:style-name="T17">).</text:span></text:p>
      <text:p text:style-name="P4">Options <text:span text:style-name="T3">-</text:span><text:span text:style-name="T10">l</text:span><text:span text:style-name="T3"> </text:span>and <text:span text:style-name="T10">-f</text:span> are filtering options allowing too short or least probable predicted sequences to be excluded. The default values are appropriate for most cases. </text:p>
      <text:p text:style-name="P20"><text:span text:style-name="T29">Note:</text:span><text:span text:style-name="T24"> <text:s/>use rRNA_pipeline.pl with the </text:span><text:span text:style-name="T8">-d P</text:span><text:span text:style-name="T24"> (prokaryote) option selected to analyze 16S rRNA <text:s/>Use </text:span><text:span text:style-name="T8">-t 2 </text:span><text:span text:style-name="T24">option for BCV-predicted sequences.</text:span></text:p>
      <text:p text:style-name="P13"/>
      <text:p text:style-name="P13">~/bcv/stap/stap_summary.<text:span text:style-name="T3">pl </text:span></text:p>
      <text:p text:style-name="P13">Usage: <text:s/></text:p>
      <text:p text:style-name="P13"><text:span text:style-name="T3"><text:tab/></text:span><text:span text:style-name="T3">stap_summary.pl</text:span></text:p>
      <text:p text:style-name="P4"><text:soft-page-break/><text:tab/><text:span text:style-name="T8">&lt;dirlist&gt;</text:span> [TXT]: list of STAP output directories in the newline (<text:span text:style-name="T8">\n</text:span>) separated text file</text:p>
      <text:p text:style-name="P4"><text:tab/><text:span text:style-name="T8">&lt;outdir&gt;: </text:span><text:span text:style-name="T24">output path</text:span><text:span text:style-name="T8"> </text:span></text:p>
      <text:p text:style-name="P13">Output files:</text:p>
      <text:p text:style-name="P4"><text:tab/><text:span text:style-name="T3">summary.results</text:span>: union of STAP results</text:p>
      <text:p text:style-name="P4"><text:tab/><text:span text:style-name="T3">summary.blast.txt</text:span>: taxonomy report (in tree view) using assignments determined by BLAST searching against the STAP database.</text:p>
      <text:p text:style-name="P4"><text:tab/><text:span text:style-name="T3">summary.tree1.txt:</text:span> preliminary STAP taxonomy assignment report (in tree view) for predicted BCV sequences with aLRT-estimated confidence of at least 80%.</text:p>
      <text:p text:style-name="P4"><text:tab/><text:span text:style-name="T3">summary.tree2.txt:</text:span> final STAP taxonomy assignment report (in tree view) for predicted BCV sequences with aLRT-estimated classification confidence of at least 80%.</text:p>
      <text:p text:style-name="P4"/>
      <text:p text:style-name="P16">Commands:</text:p>
      <text:p text:style-name="P18">$~/bcv/stap/rRNA_pipeline.pl -d P -p 2 -i BCV_Output<text:span text:style-name="T14">/</text:span>chromatogram_name_1/full_chromatogram_name_1.cluster.fasta -o BCV_Output<text:span text:style-name="T14">/</text:span>chromatogram_name_1/stap</text:p>
      <text:p text:style-name="P18">…</text:p>
      <text:p text:style-name="P18">$~/bcv/stap/rRNA_pipeline.pl -d P -p 2 -i BCV_Output<text:span text:style-name="T14">/</text:span>chromatogram_name_n/full_chromatogram_name_n.cluster.fasta -o BCV_Output<text:span text:style-name="T14">/</text:span>chromatogram_name_n/stap</text:p>
      <text:p text:style-name="P18">$~/bcv/stap/stap_summary.pl sample_dirlist.txt BCV_Output</text:p>
      <text:p text:style-name="P18"/>
      <text:p text:style-name="P14">Here, it is assumed that all <text:span text:style-name="T3">n</text:span> chromatograms were obtained for a single sample.</text:p>
      <text:p text:style-name="P18">$cat sample_dirlist.txt</text:p>
      <text:p text:style-name="P18">BCV_Output/chromatogram_name_1</text:p>
      <text:p text:style-name="P18">…</text:p>
      <text:p text:style-name="P18">BCV_Output/chromatogram_name_n</text:p>
      <text:p text:style-name="P18">$</text:p>
      <text:h text:style-name="Heading_20_2" text:outline-level="2">7. Modules and scripts</text:h>
      <text:h text:style-name="Heading_20_2" text:outline-level="2"><text:span text:style-name="T17">8</text:span>. <text:span text:style-name="T17">Description of input files</text:span></text:h>
      <text:h text:style-name="Heading_20_2" text:outline-level="2"><text:span text:style-name="T17">8</text:span>.1. Chromatogram files</text:h>
      <text:p text:style-name="P1">The current version of BCV supports only ABIF format chromatograms (.<text:span text:style-name="T3">abi </text:span><text:span text:style-name="T14">or</text:span><text:span text:style-name="T3"> .ab1</text:span> file extensions) obtained on Applied Biosystems capillary DNA sequencing machines.</text:p>
      <text:h text:style-name="Heading_20_2" text:outline-level="2"><text:span text:style-name="T17">8</text:span>.2. Vocabulary</text:h>
      <text:p text:style-name="P1">The vocabulary is a FASTA or GFAS format alignment of nucleotide sequences that are similar to a sequencing locus.</text:p>
      <text:h text:style-name="Heading_20_2" text:outline-level="2"><text:span text:style-name="T17">8</text:span>.<text:span text:style-name="T17">3</text:span>. BCV project file</text:h>
      <text:p text:style-name="P1">The <text:span text:style-name="T3">bcv_run.pl</text:span> script is the most user-friendly method to configure and run BCV. As input, the script requires a single XML project file, the location of the input data (chromatograms), their reading directions and <text:s/>corresponding sample names, desired analysis (usecase), a vocabulary, and the folder for storing the results. Project files must be prepared by the user; it is a simple in format and may be created and edited with any XML or text editor. The <text:span text:style-name="T3">bcv</text:span>/<text:span text:style-name="T3">samples</text:span> folder contains project file examples, and the <text:span text:style-name="T3">bcv</text:span>/<text:span text:style-name="T3">bin</text:span> folder <text:soft-page-break/>contains a project file template.</text:p>
      <text:p text:style-name="P1">To process a chromatogram, the user must specify its location, reading direction, and corresponding sample name. This information may be entered into the script by specifying primer names and reading directions, then extracting the sample names from the content of the ABIF files, and the reading directions from the file name with a primer name sub-string. Alternatively, and preferably, the user may specify the reading direction and sample name directly for each chromatogram. Both ways may be used in one file. </text:p>
      <text:p text:style-name="P1">For base calling and mixture deconvolution, the <text:span text:style-name="T3">bcv_run.pl</text:span> script performs all steps from input to the result files. However, in the indel detection usecase, the script prepares input alignments <text:span text:style-name="T14">only </text:span>for <text:span text:style-name="T3">bcvindels.pl</text:span><text:span text:style-name="T14">, and the alignments are stored <text:s/>in the folder specified by the </text:span><text:span text:style-name="T9">&lt;BCV_Input&gt;&lt;/BCV_Input&gt;</text:span><text:span text:style-name="T36"> </text:span><text:span text:style-name="T25">XML tag</text:span><text:span text:style-name="T36">.</text:span></text:p>
      <text:p text:style-name="P1"><text:span text:style-name="T36">If input chromatograms contains large undesired (not presented in the vocabulary) left or right parts (e.g. cloning vector sequences) these parts have to be removed or positions of the target locus have to be specified. In the case of cloning vector contamination the Staden pregap4 software could be used. In this case for all chomatograms that are processed at once and are listed in one project files the corresponded pregap 4 output files should be palced in the separate directory and the path to thid directory should be provided for the </text:span><text:span text:style-name="T38">bcv_run.pl</text:span><text:span text:style-name="T36"> script in the tag </text:span><text:span text:style-name="T9">&lt;Pregap_Dir&gt;&lt;/Pregap_Dir&gt;</text:span><text:span text:style-name="T36">. Also the maximal length of the target locus could be specified for the trimming of the 3' chromatogram tails </text:span><text:span text:style-name="T9">&lt;MaxSequenceLength&gt;&lt;/MaxSequenceLength&gt;</text:span><text:span text:style-name="T36">. Also positions of the target locus in each chromatogram could be specified separately (see below). </text:span></text:p>
      <text:p text:style-name="P2">Format description:</text:p>
      <text:p text:style-name="P1"/>
      <text:p text:style-name="P22">&lt;BCVRunConfiguration&gt;</text:p>
      <text:p text:style-name="P22"><text:span text:style-name="T24">File content definition:</text:span><text:span text:style-name="T24"> </text:span><text:line-break/><text:tab/>&lt;InFileExt&gt;.ab1&lt;/InFileExt&gt;</text:p>
      <text:p text:style-name="P22"><text:span text:style-name="T24">Chromatogram file extension (the</text:span><text:span text:style-name="T24"> default value is </text:span><text:span text:style-name="T26">.</text:span><text:span text:style-name="T26">ab1</text:span><text:span text:style-name="T24">):</text:span><text:line-break/><text:tab/>&lt;InPath&gt;&lt;/InPath&gt;</text:p>
      <text:p text:style-name="P22"><text:span text:style-name="T24">Tag specifying</text:span><text:span text:style-name="T24"> the path to the</text:span><text:span text:style-name="T24"> folder containing chromatograms:</text:span><text:line-break/><text:tab/>&lt;BCV_Input&gt;&lt;/BCV_Input&gt;</text:p>
      <text:p text:style-name="P22"><text:span text:style-name="T24">The main BCV </text:span><text:span text:style-name="T24">application </text:span><text:span text:style-name="T24">receives output files from PolyScan</text:span><text:span text:style-name="T24"> (see Section 2. </text:span><text:span text:style-name="T24">Workflow). The tag specifies the</text:span><text:span text:style-name="T24"> folder </text:span><text:span text:style-name="T24">in which input files for the </text:span><text:span text:style-name="T24">main BCV application (</text:span><text:span text:style-name="T24"> PolyScan output files) will be stored</text:span><text:span text:style-name="T24">. For the user,</text:span><text:span text:style-name="T24"> the XML tag specifies the folder where</text:span><text:span text:style-name="T24"> intermediate files are stored. </text:span><text:line-break/><text:tab/>&lt;BCV_Output&gt;&lt;/BCV_Output&gt;</text:p>
      <text:p text:style-name="P22"><text:span text:style-name="T24">The path to which results are outputted</text:span><text:span text:style-name="T24">:</text:span><text:line-break/><text:tab/>&lt;BCV_CFG&gt;outprofile_base.cfg|outprofile_indel.cfg|outprofile_dcmp.cfg&lt;/BCV_CFG&gt;</text:p>
      <text:p text:style-name="P22"><text:span text:style-name="T24">Tag specifying BCV configuration file, there are 3 recommended values, the choice depends of the desired usecase: </text:span>outprofile_base.cfg <text:s/>- <text:span text:style-name="T24">for base calling, </text:span>outprofile_indel.cfg <text:s/>- <text:span text:style-name="T24">for indel detection and </text:span>outprofile_dcmp.cfg <text:s/>- <text:span text:style-name="T24">for the mixture deconvolution. In most <text:s/>cases, there is no need to use other than one of recommended configuration files. See section BCVPROC configuration file for custom-tuning of the main application.</text:span><text:line-break/><text:tab/>&lt;Vocabulary&gt;&lt;/Vocabulary&gt;</text:p>
      <text:p text:style-name="P12">The path to a FASTA of GFAS file with vocabulary.</text:p>
      <text:p text:style-name="P22"><text:span text:style-name="T24"><text:tab/></text:span><text:span text:style-name="T8">[&lt;Pregap_Dir&gt;&lt;/Pregap_Dir&gt;]</text:span></text:p>
      <text:p text:style-name="P12">Optional tag points to the path to the folder that contains *.exp files that are output of Staden pregap4 <text:s/>software and that are used for specifying the clipping positions of the cloning vector for each chromatogram.</text:p>
      <text:p text:style-name="P22"><text:span text:style-name="T24"><text:tab/></text:span><text:span text:style-name="T8">[&lt;MaxSequenceLength&gt;&lt;/MaxSequenceLength&gt;]</text:span></text:p>
      <text:p text:style-name="P22"><text:span text:style-name="T24">Optional tag is used for trimming 3' parts of the chromatogram sequences that exceed the specified length.</text:span><text:line-break/><text:tab/>&lt;UseCase&gt;basecall|indelcall|deconvolution&lt;/UseCase&gt;</text:p>
      <text:p text:style-name="P22"><text:span text:style-name="T24">Usecase specification tag</text:span><text:span text:style-name="T24">. Only one of these values</text:span><text:span text:style-name="T24"> (</text:span><text:span text:style-name="T9">basecall</text:span><text:span text:style-name="T24">,</text:span><text:span text:style-name="T35"> </text:span><text:span text:style-name="T9">indelcall</text:span><text:span text:style-name="T24">, </text:span><text:span text:style-name="T24">or</text:span><text:span text:style-name="T26"> </text:span><text:span text:style-name="T9">deconvolution</text:span><text:span text:style-name="T26">)</text:span><text:span text:style-name="T24"> is valid at a time:</text:span><text:line-break/><text:tab/>&lt;FLAGS&gt;</text:p>
      <text:p text:style-name="P22"><text:span text:style-name="T24">S</text:span><text:span text:style-name="T24">ection containing</text:span><text:span text:style-name="T24"> Boolean flags, which are default values</text:span><text:span text:style-name="T24"> appropriate for </text:span><text:span text:style-name="T24">most applications:</text:span><text:line-break/><text:tab/><text:tab/>&lt;Flag name='ParseSampleNames'&gt;true&lt;/Flag&gt;</text:p>
      <text:p text:style-name="P22"><text:span text:style-name="T24">If a</text:span><text:span text:style-name="T24"> flag has a false value, then </text:span><text:span text:style-name="T24">extraction of the reading direction</text:span><text:span text:style-name="T24"> from the file names is disabled (default:</text:span><text:span text:style-name="T24"> </text:span><text:soft-page-break/><text:span text:style-name="T26">true</text:span><text:span text:style-name="T24">). In that case, the section</text:span><text:span text:style-name="T35"> </text:span><text:span text:style-name="T8">&lt;READS&gt;&lt;/READS&gt; </text:span><text:span text:style-name="T24">is not</text:span><text:span text:style-name="T24"> empty.</text:span><text:line-break/><text:tab/><text:tab/>&lt;Flag name='RunBCV'&gt;true&lt;/Flag&gt;</text:p>
      <text:p text:style-name="P22"><text:span text:style-name="T24">If a</text:span><text:span text:style-name="T24"> flag has a false value, then </text:span><text:span text:style-name="T24">the call of the </text:span><text:span text:style-name="T26">bcvproc</text:span><text:span text:style-name="T24"> application will be disabled after configuration is completed</text:span><text:span text:style-name="T24"> (default:</text:span><text:span text:style-name="T24"> t</text:span><text:span text:style-name="T26">rue</text:span><text:span text:style-name="T24">)</text:span><text:span text:style-name="T35">: <text:s/></text:span><text:line-break/><text:tab/>&lt;/FLAGS&gt;<text:line-break/><text:tab/>&lt;PRIMERS PrimerDelim="_"&gt;</text:p>
      <text:p text:style-name="P22"><text:span text:style-name="T24">The PRIMERS section contains the</text:span><text:span text:style-name="T24"> specified</text:span><text:span text:style-name="T24"> primer name tags and corresponding reading directions. Primer </text:span><text:span text:style-name="T24">names inside a chromatogram file name must</text:span><text:span text:style-name="T24"> be separated by the </text:span><text:span text:style-name="T8">PrimerDelim</text:span><text:span text:style-name="T24"> character. In</text:span><text:span text:style-name="T24"> ABI files, the </text:span><text:span text:style-name="T24"><text:s/>conventional</text:span><text:span text:style-name="T24"> delimiter is an underscore (_)</text:span><text:span text:style-name="T24">.</text:span><text:line-break/><text:tab/><text:tab/>&lt;PrimerDirection name="the primer name substring"&gt;reverse|forward&lt;/PrimerDirection&gt;<text:line-break/><text:span text:style-name="T24">This XML tag specifies the primer name sub-string in the chromatogram file name and it</text:span><text:span text:style-name="T24">s corresponding reading direction. Only</text:span><text:span text:style-name="T24"> one direction value </text:span>(reverse <text:span text:style-name="T35">or</text:span> forward)<text:span text:style-name="T35">is</text:span><text:span text:style-name="T24"> allowed at one time. The PRIMERS section can have several</text:span> PrimerDirection <text:span text:style-name="T24">tags</text:span>.<text:line-break/><text:tab/>&lt;/PRIMERS&gt;<text:line-break/><text:tab/>&lt;READS&gt;</text:p>
      <text:p text:style-name="P22"><text:span text:style-name="T24">This section is used to</text:span><text:span text:style-name="T24"> directly specify </text:span><text:span text:style-name="T24">chromatogram parameters and </text:span><text:span text:style-name="T24">can contain several </text:span><text:span text:style-name="T8">Read</text:span><text:span text:style-name="T35"> </text:span><text:span text:style-name="T24">tags:</text:span><text:line-break/><text:tab/><text:tab/>&lt;Read name="the name of the chromatogram file"&gt;</text:p>
      <text:p text:style-name="P22"><text:span text:style-name="T24">This section contains chromatogram</text:span><text:span text:style-name="T24"> properties. The name of the</text:span><text:span text:style-name="T24"> chromatogram (read) is the</text:span><text:span text:style-name="T24"> file name without the</text:span><text:span text:style-name="T24"> path prefix. The </text:span><text:span text:style-name="T24">file extension is</text:span><text:span text:style-name="T24"> part of the read name:</text:span><text:line-break/><text:tab/><text:tab/><text:tab/>&lt;Direction&gt;forward|reverse&lt;/Direction&gt;</text:p>
      <text:p text:style-name="P22"><text:span text:style-name="T24">This</text:span><text:span text:style-name="T24"> XML tag specifies a reading direction of the chromatogram;</text:span><text:span text:style-name="T24"> only one direction value</text:span><text:span text:style-name="T35"> (</text:span><text:span text:style-name="T8">reverse</text:span><text:span text:style-name="T35"> or </text:span><text:span text:style-name="T8">forward</text:span><text:span text:style-name="T35">) </text:span><text:span text:style-name="T24">may be used at a time:</text:span><text:line-break/><text:tab/><text:tab/><text:tab/>&lt;SampleName&gt;&lt;/SampleName&gt;</text:p>
      <text:p text:style-name="P22"><text:span text:style-name="T24">The </text:span><text:span text:style-name="T24">sample name is used for assembling the main consensus sequence in the</text:span><text:span text:style-name="T24"> </text:span>indelcall <text:span text:style-name="T24">usecase</text:span><text:span text:style-name="T24">. This</text:span><text:span text:style-name="T24"> value can</text:span><text:span text:style-name="T24">not be omitted, even if the chromatogram is a single read</text:span><text:span text:style-name="T35"> </text:span><text:span text:style-name="T24">or other than </text:span>indelcall<text:span text:style-name="T24"> usecase is specified</text:span><text:span text:style-name="T24">.</text:span><text:line-break/><text:tab/><text:tab/><text:tab/>&lt;PrimerName&gt;&lt;/PrimerName&gt;</text:p>
      <text:p text:style-name="P12">The name of the primer used in DNA sequencing. This value cannot be omitted even if the chromatogram is a single read.</text:p>
      <text:p text:style-name="P22"><text:span text:style-name="T24"><text:tab/><text:tab/><text:tab/></text:span><text:span text:style-name="T8">[&lt;LeftTrim&gt;&lt;/LeftTrim&gt;]</text:span></text:p>
      <text:p text:style-name="P12">Optional tag specifies the number of positions that have to be trimmed from the left of the chromatogram sequence before the BCV processing.</text:p>
      <text:p text:style-name="P22"><text:span text:style-name="T24"><text:tab/><text:tab/><text:tab/></text:span><text:span text:style-name="T8">[&lt;RightTrim&gt;&lt;/RightTrim&gt;]</text:span></text:p>
      <text:p text:style-name="P22"><text:span text:style-name="T24">Optional tag specifies the position starting from that all other positions to the right have to be trimmed before the BCV processes the chromatogram.<text:line-break/><text:tab/></text:span><text:tab/>&lt;/Read&gt;<text:line-break/><text:tab/>&lt;/READS&gt;<text:line-break/>&lt;/BCVRunConfiguration&gt;</text:p>
      <text:p text:style-name="P12">Example:</text:p>
      <text:p text:style-name="P12"><text:span text:style-name="T35"><text:line-break/></text:span><text:span text:style-name="T8">&lt;BCVRunConfiguration&gt;<text:line-break/><text:tab/>&lt;InFileExt&gt;.ab1&lt;/InFileExt&gt;<text:line-break/><text:tab/>&lt;InPath&gt;../../Samples/Indels/pza/Input&lt;/InPath&gt;<text:line-break/><text:tab/>&lt;BCV_Input&gt;../../Samples/Indels/pza/Input&lt;/BCV_Input&gt;<text:line-break/><text:tab/>&lt;BCV_Output&gt;../../Samples/Indels/pza/output&lt;/BCV_Output&gt;<text:line-break/><text:tab/>&lt;BCV_CFG&gt;./outprofile.cfg&lt;/BCV_CFG&gt;<text:line-break/><text:tab/>&lt;Vocabulary&gt;../Input/pza/dictionary/mtc_pza_rt.fas&lt;/Vocabulary&gt;<text:line-break/><text:tab/>&lt;UseCase&gt;indelcall&lt;/UseCase&gt;<text:line-break/><text:tab/>&lt;FLAGS&gt;<text:line-break/><text:tab/><text:tab/>&lt;Flag name='ParseSampleNames'&gt;true&lt;/Flag&gt;<text:line-break/><text:tab/><text:tab/>&lt;Flag name='RunBCV'&gt;true&lt;/Flag&gt;<text:line-break/><text:tab/>&lt;/FLAGS&gt;<text:line-break/><text:tab/>&lt;PRIMERS PrimerDelim="_"&gt;<text:line-break/><text:tab/><text:tab/>&lt;PrimerDirection name="pzaforw"&gt;forward&lt;/PrimerDirection&gt; <text:s text:c="2"/><text:line-break/></text:span><text:soft-page-break/><text:span text:style-name="T8"><text:tab/><text:tab/>&lt;PrimerDirection name="pzarev"&gt;reverse&lt;/PrimerDirection&gt; <text:s text:c="3"/><text:line-break/><text:tab/>&lt;/PRIMERS&gt;<text:line-break/><text:tab/>&lt;READS&gt;<text:line-break/><text:tab/><text:tab/>&lt;Read name="23-06-10_MS_41_PZAforw.ab1"&gt;<text:line-break/><text:tab/><text:tab/><text:tab/>&lt;Direction&gt;forward&lt;/Direction&gt;<text:line-break/><text:tab/><text:tab/><text:tab/>&lt;SampleName&gt;MS_41&lt;/SampleName&gt;<text:line-break/><text:tab/><text:tab/><text:tab/>&lt;PrimerName&gt;pzaforw&lt;/PrimerName&gt;<text:line-break/><text:tab/><text:tab/>&lt;/Read&gt;<text:line-break/><text:tab/><text:tab/>&lt;Read name="28-06-10_MS_41_PZArev.ab1"&gt;<text:line-break/></text:span><text:span text:style-name="T8"><text:tab/><text:tab/><text:tab/>&lt;Direction&gt;reverse&lt;/Direction&gt;<text:line-break/><text:tab/><text:tab/><text:tab/>&lt;SampleName&gt;MS_41&lt;/SampleName&gt;<text:line-break/><text:tab/><text:tab/><text:tab/>&lt;PrimerName&gt;pzarev&lt;/PrimerName&gt;<text:line-break/><text:tab/><text:tab/>&lt;/Read&gt;<text:line-break/><text:tab/>&lt;/READS&gt;<text:line-break/>&lt;/BCVRunConfiguration&gt;</text:span></text:p>
      <text:p text:style-name="P19"/>
      <text:p text:style-name="P19"><text:span text:style-name="T24">The </text:span><text:span text:style-name="T26">bcv_run.pl</text:span><text:span text:style-name="T24"> script performs the following operations for the XML project in the example above. 1) All </text:span><text:span text:style-name="T8">.ab1</text:span> <text:span text:style-name="T24">extension files in folder</text:span> <text:span text:style-name="T8">../../Samples/Indels/pza/Input</text:span> <text:span text:style-name="T24">were processed. 2) Sample names for all chromatograms except for files </text:span><text:span text:style-name="T8">23-06-10_MS_41_PZAforw.ab1 </text:span><text:span text:style-name="T24">and</text:span> <text:span text:style-name="T8">28-06-10_MS_41_PZArev.ab1 </text:span><text:span text:style-name="T24">were extracted from file contents, and reading directions were extracted from the file names using primer name tags. 3) Parameters were directly specified for chromatograms</text:span><text:span text:style-name="T8"> 23-06-10_MS_41_PZAforw.ab1 </text:span><text:span text:style-name="T24">and </text:span><text:span text:style-name="T8">28-06-10_MS_41_PZArev.ab1.</text:span> 4<text:span text:style-name="T24">) </text:span><text:span text:style-name="T26">M.</text:span><text:span text:style-name="T3"> </text:span><text:span text:style-name="T26">tuberculosis</text:span><text:span text:style-name="T24"> </text:span><text:span text:style-name="T26">pncA</text:span><text:span text:style-name="T24"> gene vocabulary</text:span> <text:span text:style-name="T8">mtc_pza_rt.fas</text:span> was<text:span text:style-name="T24"> used for <text:s/>indel detection. 5) The script prepared input files for the main BCV application into folder</text:span> <text:span text:style-name="T8">../../Samples/Indels/pza/Input, </text:span><text:span text:style-name="T24">and output files were stored in directory</text:span> <text:span text:style-name="T8">../../Samples/Indels/pza/output</text:span>. <text:span text:style-name="T24">Note that the </text:span><text:span text:style-name="T26">bcvindels.pl</text:span><text:span text:style-name="T24"> script must be run to obtain a final report for detected indels (see Section 5. Usecases).</text:span></text:p>
      <text:p text:style-name="P19"><text:span text:style-name="T24">Examples of BCV projects for which the input chromatograms were clipped to remove cloning vectors see in the </text:span><text:span text:style-name="T26">~/examples/Samples/indels/indel_child9bp.bcvprj.xml</text:span><text:span text:style-name="T24"> and <text:s/></text:span><text:span text:style-name="T26">~/examples/Samples/indels/indel_child50bp.bcvprj.xml</text:span><text:span text:style-name="T24"> files.</text:span></text:p>
      <text:h text:style-name="Heading_20_2" text:outline-level="2"><text:span text:style-name="T17">8</text:span>.<text:span text:style-name="T17">4</text:span>. <text:span text:style-name="T17">I</text:span>nput alignment file for indel detection</text:h>
      <text:p text:style-name="P1">The indel detection functionality runs the <text:span text:style-name="T3">bcvindels.pl</text:span> script, and requires an input alignment in GFAS format. The alignment is prepared automatically by the <text:span text:style-name="T3">bcv_run.pl</text:span> or <text:span text:style-name="T3">bcvindels_build_project.pl</text:span> scripts. These scripts prepare a single file for each sample containing an alignment of all deconvoluted strains (see Section 1.1. Keywords) for each chromatogram in a sample. The file contains alignments in FASTA format divided by subgroups using <text:s/>subgroup header strings beginning at (<text:span text:style-name="T8">=</text:span>). The number of subgroups equals <text:s/>the number of chromatograms in a sample plus one subgroup for the vocabulary reference sequence used for mixture deconvolution. The positions of detected indels are specified relative to the input alignment and the first sequence in the reference subgroup. The name of each reference subgroup is its vocabulary file name without an extension and with the added suffix |<text:span text:style-name="T8">ref</text:span>. Subgroup names corresponding to chromatograms are the same as the chromatogram file names with the suffix <text:span text:style-name="T8">|rc</text:span> <text:span text:style-name="T14">if the reading direction is reverse from <text:s/>the vocabulary sequences.</text:span> The names of the deconvoluted strains are the same as in the corresponding files <text:span text:style-name="T10">&lt;chromatogram file name&gt;.strains.fasta</text:span><text:span text:style-name="T14">, with the added prefix </text:span><text:span text:style-name="T9">&lt;subgroup ID&gt;</text:span><text:span text:style-name="T14">, where subgroup ID is the order number in an alignment file.</text:span></text:p>
      <text:p text:style-name="P4">Example:</text:p>
      <text:p text:style-name="P22">=07-06-11_436_10_Pzarev|rc <text:s text:c="18"/><text:line-break/>&gt;1.strain_1(0.152128_0.000000) <text:s text:c="14"/><text:line-break/>-----------GACCCTATATCTGTGGCTGCCGCGTCGGTAGGCA<text:line-break/>&gt;1.strain_10(0.0295188_0.000000) <text:s text:c="12"/><text:line-break/>-----------GACCCTATATCTGTGGGTGCCGGGTCGGTAGGCA<text:line-break/>&gt;1.strain_11(0.0279620_0.434789) <text:s text:c="12"/><text:line-break/>-----------GACCCTATATCTGTGGGTGCCGGGTTGGTTGGCA<text:line-break/><text:line-break/>=07-06-11_436_10_Pzaforw <text:s text:c="20"/><text:line-break/>&gt;2.strain_1(0.185114_0.000000) <text:s text:c="14"/><text:line-break/>--------------------ACTGTGGCTGCC-CGTCGGTAGGCA<text:line-break/>&gt;2.strain_10(0.0274989_0.0626560) <text:s text:c="11"/><text:line-break/>--------------------ACTGTGGCTGCC-CGTCGGTAGGCA<text:line-break/><text:soft-page-break/>&gt;2.strain_11(0.0321613_0.000000) <text:s text:c="12"/><text:line-break/>--------------------ACTGTGGCTGCC-CGTCGGTAGGCA<text:line-break/><text:line-break/>=mtc_pza_rt|ref <text:s text:c="29"/><text:line-break/>&gt;3.U59967 <text:s text:c="35"/><text:line-break/>GCGGCGTCATGGACCCTATATCTGTGGCTGCCGCGTCGGTAGGCA<text:line-break/>&gt;ref.U59967 <text:s text:c="33"/><text:line-break/>GCGGCGTCATGGACCCTATATCTGTGGCTGCCGCGTCGGTAGGCA</text:p>
      <text:h text:style-name="Heading_20_2" text:outline-level="2"><text:span text:style-name="T30">8</text:span><text:span text:style-name="T24">.5. <text:s/>BCV</text:span><text:span text:style-name="T30">PROC</text:span><text:span text:style-name="T24"> configuration file</text:span></text:h>
      <text:p text:style-name="P9"/>
      <text:h text:style-name="Heading_20_1" text:outline-level="1"><text:span text:style-name="T17">9</text:span>. Output data</text:h>
      <text:h text:style-name="P42" text:outline-level="2">9.1. Output files for indel detection </text:h>
      <text:p text:style-name="P1">The indel detection usecase is performed by the <text:span text:style-name="T3">bcv_indels.pl</text:span> script, which generates 3 reports. Each report may be redirected into user-specified files (<text:span text:style-name="T8">-p -c -e &lt;outfile&gt;</text:span>; see Section 5.2. Indel Detection for details); if unspecified, the script outputs into the <text:span text:style-name="T8">stdout</text:span>. </text:p>
      <text:h text:style-name="P47" text:outline-level="3"><text:span text:style-name="T17">9</text:span>.1.1. Shifting pattern report</text:h>
      <text:p text:style-name="P1">The shifting pattern report is a formatted text containing the groups of strains definition table, the shifting segment table, the table of shifting patterns, and the pattern statistics table.</text:p>
      <text:p text:style-name="P1">Format description:</text:p>
      <text:p text:style-name="P6">Header:</text:p>
      <text:p text:style-name="P1"><text:tab/><text:span text:style-name="T8">#BCV Shifting Pattern Report<text:line-break/><text:tab/>Input file: &lt;the name of input file&gt;<text:line-break/><text:tab/>#processed!<text:line-break/><text:tab/>Total segments in patterns=&lt;number of detected segments: uint&gt;</text:span></text:p>
      <text:p text:style-name="P6">Group_table: {ReadName {GroupDefinition}+}+ MainGroupWeight MainGroupID</text:p>
      <text:p text:style-name="P13">The group table defines the groups of strains that could be aligned without internal deletions. Groups are formed separately for each chromatogram and numbered in order of definition. For each chromatogram a single group that explains a major portion of peak amplitudes is defined as a main group or if there isn't a group of strains clearly dominating in the mixture the main group is defined as a group that is most similar to the vocabulary.</text:p>
      <text:p text:style-name="P6">ReadName:</text:p>
      <text:p text:style-name="P1"><text:tab/><text:span text:style-name="T8">ReadName=&lt;the name of chromatogram[|rc reverse complement label]&gt;</text:span></text:p>
      <text:p text:style-name="P1"><text:span text:style-name="T3">GroupDefinition:</text:span><text:line-break/><text:tab/><text:span text:style-name="T8">ID=&lt;uint&gt;<text:line-break/><text:tab/>Content:<text:line-break/><text:tab/><text:tab/>{&lt;strain name&gt;/n}+</text:span></text:p>
      <text:p text:style-name="P6">MainGroupWeight:</text:p>
      <text:p text:style-name="P1"><text:span text:style-name="T3"><text:tab/></text:span><text:span text:style-name="T9">Main group weight=&lt;float&gt;</text:span></text:p>
      <text:p text:style-name="P13">The portion of the chromatogram that is explained by strains included in the main group.</text:p>
      <text:p text:style-name="P6">MainGroupID:</text:p>
      <text:p text:style-name="P1"><text:span text:style-name="T3"><text:tab/></text:span><text:span text:style-name="T9">Main group ID=&lt;uint&gt;</text:span></text:p>
      <text:p text:style-name="P17">ShiftingSegmentTable:</text:p>
      <text:p text:style-name="P1"><text:span text:style-name="T25"><text:tab/></text:span><text:span text:style-name="T9">Shifted segments:<text:line-break/><text:tab/>Read<text:tab/>Shift<text:tab/>GrID <text:tab/>lpos <text:tab/>rpos</text:span><text:span text:style-name="T25"> </text:span><text:span text:style-name="T14"><text:line-break/><text:tab/>{</text:span><text:span text:style-name="T3">ReadName\t&lt;shift size: int&gt;\t&lt;group id: uint&gt;\t&lt;alignment left position: uint&gt;\t&lt;alignment right </text:span><text:soft-page-break/><text:span text:style-name="T3">position: uint&gt;}+</text:span><text:span text:style-name="T14"><text:line-break/></text:span><text:span text:style-name="T25">The shifting segment (see Section 1.1. Keywords, F</text:span><text:span text:style-name="T25">ig. 1) table contains detected shifting</text:span><text:span text:style-name="T25"> segments for each group of strains. Shifting segments are defined separately for each chromatogram</text:span><text:span text:style-name="T25">. First, BCV defines <text:s/></text:span><text:span text:style-name="T25">parts of the</text:span><text:span text:style-name="T25"> alignment that contain no</text:span><text:span text:style-name="T25"> indels in their columns; next, </text:span><text:span text:style-name="T25"><text:s/>for each </text:span><text:span text:style-name="T25">group, a shift size is calculated as the</text:span><text:span text:style-name="T25"> difference of chromatogram sequence coordinates between </text:span><text:span text:style-name="T25">a group and the</text:span><text:span text:style-name="T25"> main group (corresponding</text:span><text:span text:style-name="T25"> to a given chromatogram); when reading forward, the left</text:span><text:span text:style-name="T25"> part's coordinate is used, and the right coordinate is used when reading in reverse.</text:span><text:span text:style-name="T25"> Negative shift value</text:span><text:span text:style-name="T25">s correspond</text:span><text:span text:style-name="T25"> to deletions, and positive values indicate insertions.</text:span></text:p>
      <text:p text:style-name="P17">ShiftingPatternTable:</text:p>
      <text:p text:style-name="P12"><text:span text:style-name="T14"><text:tab/></text:span><text:span text:style-name="T9">Shifting patterns (length&gt;=20 &amp; 2*logLR&gt;10.83):<text:line-break/><text:tab/>Read<text:tab/>Shift<text:tab/>logLR<text:tab/>alignment:lpos <text:tab/>rpos<text:tab/>read:lpos <text:tab/>rpos</text:span></text:p>
      <text:p text:style-name="P12"><text:span text:style-name="T14"><text:tab/>{</text:span><text:span text:style-name="T3">ReadName\t&lt;shift size: int&gt;\t&lt;log likelihood ratio: float&gt; &lt;alignment left position: uint&gt;\t&lt;alignment <text:s/>right position: uint&gt;\t&lt;read left position: uint&gt;\t&lt;read right position: uint&gt;}+</text:span></text:p>
      <text:p text:style-name="P13">The shifting pattern is defined as the merger of shifting segments with the same shift size, and may consist of multiple intervals on the alignment. Ideally, if there are no basecalling errors, the shifting pattern will comprise a single interval. Shifting patterns are defined separately for each chromatogram. Nucleotide profiles are calculated for shifting patterns. Positional nucleotide frequencies are calculated by summing the frequencies of strains carrying each nucleotide type in that position, if those strains are included into the groups with a given shift in that position. The main group can be thought of as a pattern with zero shift size. The likelihood of a non-zero pattern is the probability to transform a profile of the main group into a shifting pattern profile. A null model means that the shift equals zero, and that the likelihood of the null model is the probability to obtain the pattern profile from the main group profile, preliminarily sliding it on a number of chromatogram sequence positions that equal the pattern's shift size. Only sufficiently long patterns (more than 20 positions) with sufficient log likelihood ratio values are shown in the shifting patterns table.</text:p>
      <text:p text:style-name="P13">Shifting pattern coordinates are shown relative to alignment positions and chromatogram coordinates.</text:p>
      <text:p text:style-name="P17">ShiftingPatternStatistics:</text:p>
      <text:p text:style-name="P13"><text:tab/><text:span text:style-name="T8">Shifting pattern statistics:<text:line-break/><text:tab/>Read<text:tab/>Shift<text:tab/>Coverage <text:tab/>Density <text:tab/>alignment:begin<text:tab/>end<text:tab/>read:begin <text:tab/>end</text:span></text:p>
      <text:p text:style-name="P13"><text:tab/>{<text:span text:style-name="T3">ReadName\t&lt;shift size: int&gt;\t&lt;coverage: float&gt;\t&lt;density: float&gt;&lt;alignment left position: uint&gt;\t&lt;alignment <text:s/>right position: uint&gt;\t&lt;read left position: uint&gt;\t&lt;read right position: uint&gt;}+</text:span></text:p>
      <text:p text:style-name="P20"><text:span text:style-name="T24">The beginning (the left-most coordinate of the interval inside the pattern in a given reading direction) and end (the right-most coordinate) are defined for each shifting pattern. Note that a pattern's beginning coordinate on the alignment </text:span><text:span text:style-name="T33">is greater than its</text:span><text:span text:style-name="T24"> end when the chromatogram is read in</text:span><text:span text:style-name="T24"> reverse. Coverage is <text:s/>the total chromatogram sequence covered by a pattern's interval </text:span><text:span text:style-name="T8">[begin,end]</text:span>.<text:span text:style-name="T24"> Density is the chromatogram sequence positions inside segments of the pattern interval </text:span><text:span text:style-name="T8">[begin, end]</text:span><text:span text:style-name="T24">. Ideally, density = 1.</text:span></text:p>
      <text:p text:style-name="P13">Example:</text:p>
      <text:p text:style-name="P28">#BCV Shifting Pattern Report<text:line-break/>Input file: ./pza/input/436_10.gfas<text:line-break/>#processed!<text:line-break/>Total segments of patterns=11<text:line-break/>Groups:<text:line-break/><text:tab/>ReadName=07-06-11_436_10_Pzarev|rc<text:line-break/><text:tab/>ID=1<text:line-break/><text:tab/>Content:<text:line-break/><text:tab/><text:tab/>1.strain_1(0.177482_0.253546)<text:line-break/><text:tab/><text:tab/>1.strain_13(0.0265181_0.00000)<text:line-break/><text:tab/><text:tab/>1.strain_15(0.0227268_0.00000)<text:line-break/><text:tab/><text:tab/>1.strain_16(0.0396722_0.206250)<text:line-break/><text:tab/><text:tab/>1.strain_17(0.0539655_0.0463097)<text:line-break/><text:tab/><text:tab/>1.strain_2(0.0834776_0.00000)<text:line-break/><text:tab/><text:tab/>1.strain_3(0.0532447_0.00000)<text:line-break/><text:tab/><text:tab/>1.strain_4(0.0545348_0.00000)<text:line-break/><text:tab/><text:tab/>1.strain_5(0.0448962_0.00000)<text:line-break/><text:tab/><text:tab/>1.strain_7(0.0385989_0.00000)<text:line-break/><text:tab/><text:tab/>1.strain_9(0.0331317_0.00000)<text:line-break/><text:tab/>ID=2<text:line-break/><text:tab/>Content:<text:line-break/><text:soft-page-break/><text:tab/><text:tab/>1.strain_10(0.0334932_0.434789)<text:line-break/><text:tab/>...<text:line-break/><text:tab/>Main group weight=0.6282485<text:line-break/><text:tab/>Main group ID=1<text:line-break/><text:tab/>ReadName=07-06-11_436_10_Pzaforw<text:line-break/><text:tab/>ID=7<text:line-break/><text:tab/>Content:<text:line-break/><text:tab/><text:tab/>2.strain_1(0.154262_0.183571)<text:line-break/><text:tab/><text:tab/>2.strain_2(0.107401_0.0732380)<text:line-break/><text:tab/><text:tab/>2.strain_3(0.0577448_0.00000)<text:line-break/><text:tab/><text:tab/>2.strain_4(0.0685883_0.0781275)<text:line-break/><text:tab/><text:tab/>2.strain_5(0.0439634_0.0921828)<text:line-break/><text:tab/><text:tab/>2.strain_6(0.0409737_0.00000)<text:line-break/><text:tab/><text:tab/>2.strain_8(0.0369640_0.0328950)<text:line-break/><text:tab/>ID=8<text:line-break/><text:tab/>Content:<text:line-break/><text:tab/><text:tab/>2.strain_10(0.0312172_0.0428857)<text:line-break/><text:tab/>ID=9<text:line-break/><text:tab/>Content:<text:line-break/><text:tab/><text:tab/>2.strain_11(0.0291200_0.0187690)<text:line-break/><text:tab/>...<text:line-break/><text:tab/>Main group weight=0.5098972<text:line-break/><text:tab/>Main group ID=7<text:line-break/>Shifted segments:<text:line-break/>Read<text:tab/>Shift<text:tab/>GrID <text:tab/>lpos <text:tab/>rpos <text:line-break/>07-06-11_436_10_Pzaforw<text:tab/>-1<text:tab/>8<text:tab/>474<text:tab/>510<text:line-break/>07-06-11_436_10_Pzaforw<text:tab/>-1<text:tab/>8<text:tab/>605<text:tab/>616<text:line-break/>07-06-11_436_10_Pzaforw<text:tab/>-1<text:tab/>8<text:tab/>628<text:tab/>656<text:line-break/>07-06-11_436_10_Pzaforw<text:tab/>-1<text:tab/>9<text:tab/>346<text:tab/>616<text:line-break/>07-06-11_436_10_Pzaforw<text:tab/>-1<text:tab/>10<text:tab/>628<text:tab/>656<text:line-break/>07-06-11_436_10_Pzaforw<text:tab/>-1<text:tab/>11<text:tab/>346<text:tab/>446<text:line-break/>07-06-11_436_10_Pzaforw<text:tab/>-1<text:tab/>11<text:tab/>533<text:tab/>616<text:line-break/>07-06-11_436_10_Pzaforw<text:tab/>-1<text:tab/>12<text:tab/>429<text:tab/>545<text:line-break/>07-06-11_436_10_Pzaforw<text:tab/>-1<text:tab/>13<text:tab/>346<text:tab/>399<text:line-break/>07-06-11_436_10_Pzaforw<text:tab/>-1<text:tab/>13<text:tab/>533<text:tab/>599<text:line-break/>07-06-11_436_10_Pzaforw<text:tab/>-1<text:tab/>14<text:tab/>420<text:tab/>569<text:line-break/>07-06-11_436_10_Pzaforw<text:tab/>-1<text:tab/>15<text:tab/>374<text:tab/>446<text:line-break/>07-06-11_436_10_Pzaforw<text:tab/>-1<text:tab/>16<text:tab/>357<text:tab/>586<text:line-break/>07-06-11_436_10_Pzaforw<text:tab/>-1<text:tab/>16<text:tab/>628<text:tab/>656<text:line-break/>07-06-11_436_10_Pzaforw<text:tab/>-1<text:tab/>17<text:tab/>346<text:tab/>466<text:line-break/>07-06-11_436_10_Pzaforw<text:tab/>-1<text:tab/>17<text:tab/>526<text:tab/>586<text:line-break/>07-06-11_436_10_Pzaforw<text:tab/>-1<text:tab/>17<text:tab/>628<text:tab/>656<text:line-break/>07-06-11_436_10_Pzarev|rc<text:tab/>-1<text:tab/>2<text:tab/>111<text:tab/>246<text:line-break/>07-06-11_436_10_Pzarev|rc<text:tab/>-1<text:tab/>3<text:tab/>249<text:tab/>344<text:line-break/>07-06-11_436_10_Pzarev|rc<text:tab/>-1<text:tab/>4<text:tab/>296<text:tab/>344<text:line-break/>07-06-11_436_10_Pzarev|rc<text:tab/>-1<text:tab/>4<text:tab/>123<text:tab/>241<text:line-break/>07-06-11_436_10_Pzarev|rc<text:tab/>-1<text:tab/>5<text:tab/>27<text:tab/>344<text:line-break/>07-06-11_436_10_Pzarev|rc<text:tab/>-1<text:tab/>6<text:tab/>249<text:tab/>337<text:line-break/>07-06-11_436_10_Pzarev|rc<text:tab/>-1<text:tab/>6<text:tab/>27<text:tab/>103<text:line-break/>Shifting patterns (length&gt;=20 &amp; 2logLR&gt;10.83):<text:line-break/>Read<text:tab/>Shift<text:tab/>logLR<text:tab/>alignment:lpos <text:tab/>rpos<text:tab/>read:lpos <text:tab/>rpos <text:line-break/>07-06-11_436_10_Pzaforw<text:tab/><text:tab/>-1<text:tab/>175.48<text:tab/>346<text:tab/>399<text:tab/>322<text:tab/>375<text:line-break/>07-06-11_436_10_Pzaforw<text:tab/><text:tab/>-1<text:tab/>138.18<text:tab/>401<text:tab/>446<text:tab/>376<text:tab/>421<text:line-break/>07-06-11_436_10_Pzaforw<text:tab/><text:tab/>-1<text:tab/>54.48<text:tab/><text:tab/>448<text:tab/>466<text:tab/>422<text:tab/>440<text:line-break/>07-06-11_436_10_Pzaforw<text:tab/><text:tab/>-1<text:tab/>128.72<text:tab/>468<text:tab/>510<text:tab/>441<text:tab/>483<text:line-break/>07-06-11_436_10_Pzaforw<text:tab/><text:tab/>-1<text:tab/>86.50<text:tab/><text:tab/>512<text:tab/>545<text:tab/>484<text:tab/>517<text:line-break/>07-06-11_436_10_Pzaforw<text:tab/><text:tab/>-1<text:tab/>111.30<text:tab/>547<text:tab/>586<text:tab/>518<text:tab/>557<text:line-break/>07-06-11_436_10_Pzaforw<text:tab/><text:tab/>-1<text:tab/>51.04<text:tab/><text:tab/>588<text:tab/>616<text:tab/>558<text:tab/>586<text:line-break/>07-06-11_436_10_Pzaforw<text:tab/><text:tab/>-1<text:tab/>54.44<text:tab/><text:tab/>628<text:tab/>656<text:tab/>597<text:tab/>625<text:line-break/>07-06-11_436_10_Pzarev|rc<text:tab/>-1<text:tab/>620.13<text:tab/>27<text:tab/>247<text:tab/>626<text:tab/>406<text:line-break/>07-06-11_436_10_Pzarev|rc<text:tab/>-1<text:tab/>127.08<text:tab/>249<text:tab/>294<text:tab/>405<text:tab/>360<text:line-break/>07-06-11_436_10_Pzarev|rc<text:tab/>-1<text:tab/>156.16<text:tab/>296<text:tab/>344<text:tab/>359<text:tab/>311<text:line-break/>Shifting pattern statistics:<text:line-break/>Read<text:tab/>Shift<text:tab/>Coverage <text:tab/>Density <text:tab/>alignment:begin<text:tab/>end<text:tab/>read:begin <text:tab/>end<text:line-break/><text:soft-page-break/>07-06-11_436_10_Pzaforw<text:tab/><text:tab/>-1<text:tab/>0.46(294/645)<text:tab/>0.97(294/304)<text:tab/>346<text:tab/>656<text:tab/>322<text:tab/>625<text:line-break/>07-06-11_436_10_Pzarev|rc<text:tab/>-1<text:tab/>0.49(316/640)<text:tab/>1.00(316/316)<text:tab/>344<text:tab/>27<text:tab/>311<text:tab/>626<text:line-break/>#end BCV Shifting Pattern Report</text:p>
      <text:h text:style-name="P48" text:outline-level="3">9.1.2. Consensus sequence report</text:h>
      <text:p text:style-name="P13">The consensus sequence report summarizes information about the detected shifting patterns as a GFAS format alignment (see Section 1.1. Keywords). All but 2 subsections correspond to chromatograms; one subsection contains reference sequences, and the other contains the main consensus sequence. <text:s/></text:p>
      <text:p text:style-name="P13">Chromatogram subsections include IUPAC consensus sequences of detected shifting patterns. The gap symbol (<text:span text:style-name="T8">-</text:span>) is used for internal deletions, and the '<text:span text:style-name="T24">$'</text:span> symbol for external<text:span text:style-name="T54">.</text:span> Alignment positions in the consensus sequence report correspond exactly to the positions in the input alignment, so some columns may contain only the (<text:span text:style-name="T8">-</text:span>) symbol. Consensus sequences of shifting patterns have names starting with the <text:span text:style-name="T24">“</text:span><text:span text:style-name="T8">shift</text:span><text:span text:style-name="T24">”</text:span> prefix following the shift size. Negative shift sizes correspond to deletions, positive to insertions, and zero shift values correspond to a main group consensus sequence. In consensus sequences with non-zero shift size, the pattern's beginning and the end are specified in the sequence name string as <text:span text:style-name="T8">&lt;begin&gt;..&lt;end&gt;</text:span>. Note that for a chromatogram <text:s/>read in reverse, the beginning value is greater than the end value. Indels are localized before the beginning coordinates in the corresponding reading direction.</text:p>
      <text:p text:style-name="P13">The reference subsection contains sequences from a vocabulary used for mixture deconvolution. The name of the subsection coincides with the name of the vocabulary file (without extension) and has suffix “|ref”.</text:p>
      <text:p text:style-name="Text_20_body"><text:span text:style-name="T31">The main consensus sequence is placed in a separate alignment subsection named </text:span><text:span text:style-name="T12">consensuses</text:span><text:span text:style-name="T31">. The main consensus sequence is the weighted consensus with a threshold of 0.2 for base calling in each position. The positional weight of each base is calculated by summing main group profiles with prior weights of n/(n+1) (where n is the number of assembled chromatograms); then the profile calculated for the reference sequences set is added to the obtained profile for the main group with the probability of 1/(n+1). Bases in positions presented in the reference sequence but not in the main group consensus sequence in a position are not called.</text:span></text:p>
      <text:p text:style-name="P13">Example:</text:p>
      <text:p text:style-name="P34"><text:span text:style-name="T12">=07-06-11_436_10_Pzaforw|rid|2<text:line-break/>&gt;shift0|rid|2<text:tab/><text:line-break/>$$$$$$$$$$$$$$$$$$$$actgt-ggctgccgcgtcggtr-gcaaactgcccgggcagtcgcccgaacgtatggtg‑gacgtatgcgggcgttgatcatcgtcgacgtgcagaacgacttctgcgagggtggctcgctggcggtaaccggtggcgc‑cgcgctggcccgcgccatcagcgactacctggccgaagcggcggactaccatcacgtcgtggcaaccaaggacttcca‑catcgacccggg-tgaccacttctccggcacaccggactattcctcgtcgtggccaccg-cattgcgtcagcg‑gtactcccggcgcggacttccatcccagtctggacacgtcggcaatcgaggcggtgttctacaagggtgcctacaccg‑gascgtaca</text:span><text:span text:style-name="T12">gcgg-cttcraaggaktcracragaacggcacgccactgctgaattggctg-cggcaacgcggcgtcratr-ag‑gtcratgtggtcggtattgccaccgatcattgtgtgcgcca-racggccraggacscggtacgcaatggcttggcc-accagg‑gtgctggtggacctgacagcgggtgtgtcggccg-ataccaccgtcgccgcgctggaggaratg-cgcaccgccagcg‑tcaakttggtttgcagctcckgatgg-caccgccraaccgggtaaaa$$$$$$$<text:line-break/>&gt;shift-1|rid|2<text:tab/>346..656<text:line-break/>$$$$$$$$$$$$$$$$$$$$$$$$$$$$$$$$$$$$$$$$$$$$$$$$$$$$$$$$$$$$$$$$$$$$$$$$$$$$$$$$$$$$$$$$$$$$$$$$$$$$$$$$$$$$$$$$$$$$$$$$$$$$$$$$$$$$$$$$$$$$$$$$$$$$$$$$$$$$$$$$$$$$$$$$$$$$$$$$$$$$$$$$$$$$$$$$$$$$$$$$$$$$$$$$$$$$$$$$$$$$$$$$$$$$$$$$$$$$$$$$$$$$$$$$$$$$$$$$$$$$$$$$$$$$$$$$$$$$$$$$$$$$$$$$$$$$$$$$$$$$$$$$$$$$$$$$$$$$$$$$$$$$$$$$$$$$$$$$$$$$$$$$$gtcggcaatcgaggcggtgttctacaagggtgcctacmccggarcgtacagcgg‑</text:span><text:span text:style-name="T12">-cttcsaaggartcgacsaraacggsacgccactgstgaattggctg-csgcaacgcggcstcsatk-argtcsatgtggtcsgtattgccaacgatcattgtgtgcscca-racggccgaagacgcsgtacscaatggcttggcc-aacarggtgctggtggacctgaccgcgggtgtgtcggccg-attccaacgtcggcgggctggaagaaatg-----------gcgtccaattggtttgcagcytcygrwkg$$$$$$$$$$$$$$$$$$$$$$$$$$$$<text:line-break/>=07-06-11_436_10_Pzarev|rc|rid|1<text:line-break/>&gt;shift0|rc|rid|1<text:tab/><text:line-break/>$$$$$$$$$$$gaccctatatctgt-ggctgccgsgtcggtaggcaaactgcccgggcagtygcccgaamgtatggtg‑gamgtatgcgggcgttgatyatygtygamgtgcagaacgamttytgcgagggtggctcgctggcggtaaccggtggcgc‑cgcgstggcccgcgccatcagcgamtacctggccgaagcggcggamtaccatcamgtygtggcaaccaaggamttcca‑catygacccggg-tgaccamttytycggcacaccggamtattyctygtygtggccaccg-cmttgsgtyagcg‑gtactcccggsgcggamttccatcccmgtytggacamgtcggcaatcgaggcggtgttctacaagggtgcctacaccg‑gagcgtacagcgg-cttcgaaggagtcgacgagaacggcacgccactgctgaattggctg-cggcaacgcggcgtcgatg-aggtcg‑atgtggtcggtattgccaccgatcattgtgtgcgcca-gacggccgaggacgcggtacgcaatggcttggcc-accagg‑g</text:span><text:soft-page-break/><text:span text:style-name="T12">tgctggtggacctgacagcgggtgtgtcggccg-ataccaccgtcgccgcgctggaggagatg-cgcaccgccagcgtcgagttgrtttgcagctcstga-sk-caccgt$$$$$$$$$$$$$$$$$$$$$<text:line-break/>&gt;shift-1|rc|rid|1<text:tab/>344..27<text:line-break/>$$$$$$$$$$$$$$$$$$$$$$$$$$ggctgccgcgtcggtaggcaaactgcccgggcagtcgcccgaacgtatgttg‑gacgtatgcgggcgttgatcatcgtcgacttgcagaacgacttttgcgaggttggctcgctggcggtaaccgttggsgc‑cgcgttggcccgcgccatcagsgactacctggccgaagcggcggactaccataacgtcgtggcaaccaaggacttcaa‑catcgaccgggt-kraccacttytccggcacaccggaytattcctcgtcgtggccaccg-cattgcgtcagcg‑gtactcccggcgcggayttccatcccagtctggaca$$$$$$$$$$$$$$$$$$$$$$$$$$$$$$$$$$$$$$$$$$$$$$$$$$$$$$$$$$$$$$$$$$$$$$$$$$$$$$$$$$$$$$$$$$$$$$$$$$$$$$$$$$$$$$$$$$$$$$$$$$$$$$$$$$$$</text:span><text:span text:style-name="T12">$$$$$$$$$$$$$$$$$$$$$$$$$$$$$$$$$$$$$$$$$$$$$$$$$$$$$$$$$$$$$$$$$$$$$$$$$$$$$$$$$$$$$$$$$$$$$$$$$$$$$$$$$$$$$$$$$$$$$$$$$$$$$$$$$$$$$$$$$$$$$$$$$$$$$$$$$$$$$$$$$$$$$$$$$$$$$$$$$$$$$$$$$$$$$$$$$$$$$$$$$$$$$$$$</text:span></text:p>
      <text:p text:style-name="P30"><text:span text:style-name="T31"><text:line-break/></text:span><text:span text:style-name="T12">=consensuses<text:line-break/>&gt;main<text:line-break/>$$$$$$$$$$$gaccctatawctgt-ggctgccgcgtcggtaggcaaactgcccgggcagtcgcccgaacgtatggtg‑gacgtatgcgggcgttgatcatcgtcgacgtgcagaacgacttctgcgagggtggctcgctggcggtaaccggtggcgc‑cgcgctggcccgcgccatcagcgactacctggccgaagcggcggactaccatcacgtcgtggcaaccaaggacttcca‑catcgacccggg-tgaccacttctccggcacaccggactattcctcgtcgtggccaccg-cattgcgtcagcg‑gtactcccggcgcggacttccatcccagtctggacacgtcggcaatcgaggcggtgttctacaagggtgcctacaccg‑gagcgtacagcgg-cttcgaaggagtcgacgagaacggcacgccactgctgaattggctg-cggcaacgcggcgtcgatg-aggtcg‑atgtggtcggtattgccaccgatcattgtgtgcgcca-gacggccgaggacgcggtacgcaatggcttggcc-accagg‑gtgctggtggacctgacagcgggtgtgtcggccg-ataccaccgtcgccgcgctggaggagatg-cgcaccgc‑cagcgtcragttggtttgcagctcctgatgg-caccgycraaccgggtaaaa$$$$$$$<text:line-break/>=mtc_pza_rt|ref<text:line-break/>&gt;3.U59967<text:line-break/>GCGGCGTCATGGACCCTATATCTGT-GGCTGCCGCGTCGGTAGGCAAACTGCCCGGGCAGTCGCCCGAACGTATGGTG‑GACGTATGCGGGCGTTGATCATCGTCGACGTGCAGAACGACTTCTGCGAGGGTGGCTCGCTGGCGGTAACCGGTGGCGC‑CGCGCTGGCCCGCGCCATCAGCGACTACCTGGCCGAAGCGGCGGACTACCATCACGTCGTGGCAACCAAGGACTTCCA‑CATCGACCCGGG-TGACCACTTCTCCGGCACACCGGACTATTCCTCGTCGTGGCCACCG-CATTGCGTCAGCG‑GTACTCCCGGCGCGGACTTCCATCCCAGTCTGGACACGTCGGCAATCGAGGCGGTGTTCTACAAGGGTGCCTACACCG‑GAGCGTACAGCGG-CTTCGAAGGAGTCGACGAGAACGGCACGCCACTGCTGAATTGGCTG-CGGCAACGCGGCGTCGATG-AGGTCG‑ATGTGGTCGGTATTGCCACCGATCATTGTGTGCGCCA-GACGGCCGAGGACGCGGTACGCAATGGCTTGGCC-ACCAGG‑GTGCTGGTGGACCTGACAGCGGGTGTGTCGGCCG-ATACCACCGTCGCCGCGCTGGAGGAGATG-CGCACCGCCAGCGTCGAGTTGGTTTGCAGCTCCTGATGG-CACCGCCGAACCGGGATGAACTGTTGG</text:span><text:span text:style-name="T31"><text:line-break/></text:span></text:p>
      <text:h text:style-name="P48" text:outline-level="3">9.1.3. Indel event report</text:h>
      <text:p text:style-name="P13">The indel event report is in XML format.</text:p>
      <text:p text:style-name="Text_20_body"><text:span text:style-name="T31">Format description</text:span><text:span text:style-name="T31">:</text:span></text:p>
      <text:p text:style-name="Text_20_body"><text:span text:style-name="T31"><text:line-break/></text:span><text:span text:style-name="T12">&lt;IndelEventReport&gt;</text:span></text:p>
      <text:p text:style-name="P13">File content definition:</text:p>
      <text:p text:style-name="Text_20_body"><text:span text:style-name="T31"><text:line-break/><text:tab/></text:span><text:span text:style-name="T12">&lt;Reference name="&lt;The name of reference sequence&gt;" /&gt;</text:span></text:p>
      <text:p text:style-name="P13">Reference sequence relative to which indel coordinates are identified. This is the first sequence in the reference subsection of the input alignment:</text:p>
      <text:p text:style-name="Text_20_body"><text:span text:style-name="T31"><text:line-break/><text:tab/></text:span><text:span text:style-name="T12">&lt;Event<text:tab/>type="int", support="uint"&gt;</text:span></text:p>
      <text:p text:style-name="Text_20_body"><text:span text:style-name="T31">Indel event tag. </text:span><text:span text:style-name="T13">type</text:span><text:span text:style-name="T12"> </text:span><text:span text:style-name="T31">is the </text:span><text:span text:style-name="T31">indel size relative to the main consensus sequence;</text:span><text:span text:style-name="T31"> the minus (</text:span><text:span text:style-name="T31">-</text:span><text:span text:style-name="T31">) sign indicates </text:span><text:span text:style-name="T31"><text:s/>deletions. </text:span><text:span text:style-name="T13">Support</text:span><text:span text:style-name="T12"> </text:span><text:span text:style-name="T31">is the</text:span><text:span text:style-name="T31"> number of chromatograms carrying</text:span><text:span text:style-name="T31"> a given indel</text:span><text:span text:style-name="T31">.</text:span></text:p>
      <text:p text:style-name="Text_20_body"><text:span text:style-name="T31"><text:line-break/><text:tab/><text:tab/></text:span><text:span text:style-name="T12">&lt;Interval obj="alignment" begin="uint" end="uint"/&gt;</text:span></text:p>
      <text:p text:style-name="Text_20_body"><text:span text:style-name="T31">E</text:span><text:span text:style-name="T31">vent coordinates relative to the input alignment. The indel is localized within the </text:span><text:span text:style-name="T12">(begin, end)</text:span><text:span text:style-name="T31"> interval excluding the interval bo</text:span><text:span text:style-name="T31">rders.</text:span></text:p>
      <text:p text:style-name="Text_20_body"><text:span text:style-name="T31"><text:line-break/></text:span><text:soft-page-break/><text:span text:style-name="T31"><text:tab/><text:tab/></text:span><text:span text:style-name="T12">&lt;Interval obj="reference" begin="uint" end="uint"/&gt;</text:span></text:p>
      <text:p text:style-name="P9"><text:span text:style-name="T20">E</text:span>vent coordinates relative to the reference sequence. The indel is localized within the<text:span text:style-name="T12"> (begin, end) </text:span><text:span text:style-name="T20">interval.</text:span></text:p>
      <text:p text:style-name="Text_20_body"><text:span text:style-name="T31"><text:line-break/><text:tab/><text:tab/></text:span><text:span text:style-name="T12">&lt;MLEvent logLR="float"&gt;</text:span></text:p>
      <text:p text:style-name="Text_20_body"><text:span text:style-name="T31">The </text:span><text:span text:style-name="T13">MLEvent</text:span><text:span text:style-name="T31"> is an event with the greatest log likelihood relative to the</text:span><text:span text:style-name="T31"> likelihood of the null model (in which no </text:span><text:span text:style-name="T31">indel is assumed) within the event's coordinate interval.</text:span></text:p>
      <text:p text:style-name="Text_20_body"><text:span text:style-name="T31"><text:line-break/><text:tab/><text:tab/><text:tab/></text:span><text:span text:style-name="T12">&lt;ShiftPatterns left="int", right="int"/&gt;</text:span></text:p>
      <text:p text:style-name="P9"><text:span text:style-name="T20">Shift </text:span><text:span text:style-name="T31">s</text:span><text:span text:style-name="T20">ize values of two consecutive shifting pattens that produce the</text:span><text:span text:style-name="T20"> indel</text:span><text:span text:style-name="T20">. </text:span></text:p>
      <text:p text:style-name="Text_20_body"><text:span text:style-name="T31"><text:line-break/><text:tab/><text:tab/><text:tab/></text:span><text:span text:style-name="T12">&lt;Type minor2main="int", minor2ref="int"/&gt;</text:span></text:p>
      <text:p text:style-name="Text_20_body"><text:span text:style-name="T31">The type of the </text:span><text:span text:style-name="T13">MLEvent</text:span><text:span text:style-name="T12"> </text:span><text:span text:style-name="T31">is presented as 2</text:span><text:span text:style-name="T31"> values: the</text:span><text:span text:style-name="T31"> indel size </text:span><text:span text:style-name="T31"><text:s/>relative to the main consensus sequence (the </text:span><text:span text:style-name="T13">minor2main</text:span><text:span text:style-name="T31"> value must</text:span><text:span text:style-name="T31"> coincide with the value of the </text:span><text:span text:style-name="T12">&lt;Event<text:tab/>type&gt;</text:span><text:span text:style-name="T37"> </text:span><text:span text:style-name="T31">tag), and the</text:span><text:span text:style-name="T31"> indel size </text:span><text:span text:style-name="T31"><text:s/>relative to the reference sequence. To determine</text:span><text:span text:style-name="T31"> the phase of the main consensus sequence relative to the reference in</text:span><text:span text:style-name="T31"> an indel site, the user must</text:span><text:span text:style-name="T31"> calculate the difference of these values: </text:span><text:span text:style-name="T37"><text:s/></text:span><text:span text:style-name="T12">minor2ref – minor2main.</text:span><text:span text:style-name="T31"><text:line-break/><text:tab/><text:tab/><text:tab/></text:span><text:span text:style-name="T12">&lt;Read name="&lt;The name of chromatogram&gt;", ID="uint", direction=”forward”|”reverse”/&gt;</text:span></text:p>
      <text:p text:style-name="Text_20_body"><text:span text:style-name="T31">The preceding tag contains information about the</text:span><text:span text:style-name="T31"> chromatogram in</text:span><text:span text:style-name="T31"> which the indel </text:span><text:span text:style-name="T13">MLEvent</text:span><text:span text:style-name="T31"> is detected; it provides the</text:span><text:span text:style-name="T31"> name, the </text:span><text:span text:style-name="T31">numerical identifier (ID) of the chromatogram</text:span><text:span text:style-name="T31"> in the shifting pattern report, and the reading direction</text:span><text:span text:style-name="T31">.<text:line-break/><text:tab/><text:tab/><text:tab/></text:span><text:span text:style-name="T12">&lt;AlignPos begin="uint", end="uint"/&gt;</text:span></text:p>
      <text:p text:style-name="Text_20_body"><text:span text:style-name="T13">MLEvent</text:span><text:span text:style-name="T32"> </text:span><text:span text:style-name="T31">coordinates relative to the input alignment. These</text:span><text:span text:style-name="T31"> coordinates are localized within or coincide with the event alignment coordinates.</text:span></text:p>
      <text:p text:style-name="Text_20_body"><text:span text:style-name="T31"><text:line-break/><text:tab/><text:tab/><text:tab/></text:span><text:span text:style-name="T12">&lt;RefPos begin="uint", end="uint"/&gt;</text:span></text:p>
      <text:p text:style-name="P9"><text:span text:style-name="T13">MLEvent</text:span><text:span text:style-name="T19"> </text:span><text:span text:style-name="T20">coordinates relative to the reference sequence. These</text:span><text:span text:style-name="T20"> coordinates are localized within or coincide with the event reference coordinates.</text:span></text:p>
      <text:p text:style-name="P13"/>
      <text:p text:style-name="Text_20_body"><text:span text:style-name="T37"><text:tab/><text:tab/><text:tab/></text:span><text:span text:style-name="T12">&lt;ReadPos begin="uint", end="uint"/&gt;</text:span></text:p>
      <text:p text:style-name="Text_20_body"><text:span text:style-name="T13">MLEvent </text:span><text:span text:style-name="T31">coordinates relative to the chromatogram sequence.</text:span></text:p>
      <text:p text:style-name="Text_20_body"><text:span text:style-name="T31"><text:line-break/><text:tab/></text:span><text:span text:style-name="T12"><text:tab/>&lt;/MLEvent&gt;<text:line-break/><text:tab/>&lt;/Event&gt;</text:span></text:p>
      <text:p text:style-name="P9"><text:span text:style-name="T20">The </text:span><text:span text:style-name="T13">Event</text:span><text:span text:style-name="T20"> tag can contain multiple</text:span><text:span text:style-name="T20"> </text:span><text:span text:style-name="T13">MLEvent</text:span><text:span text:style-name="T12"> </text:span><text:span text:style-name="T20">tags with equal </text:span><text:span text:style-name="T13">logLR</text:span><text:span text:style-name="T20"> values. </text:span></text:p>
      <text:p text:style-name="P23"><text:line-break/>&lt;/IndelEventReport&gt;</text:p>
      <text:p text:style-name="P13"><text:s/>The indel report can contain multiple <text:span text:style-name="T10">Event</text:span><text:span text:style-name="T3"> </text:span>tags.</text:p>
      <text:p text:style-name="P13">Example:</text:p>
      <text:p text:style-name="P23">&lt;?xml version="1.0" encoding="UTF-8"?&gt;<text:line-break/>&lt;IndelEventReport&gt;<text:line-break/><text:tab/>&lt;Reference name="3.U59967" /&gt;<text:line-break/><text:tab/>&lt;Event<text:tab/>type="-1", support="2"&gt;<text:line-break/><text:tab/><text:tab/>&lt;Interval obj="alignment" begin="344" end="346"/&gt;<text:line-break/><text:tab/><text:tab/>&lt;Interval obj="reference" begin="341" end="343"/&gt;<text:line-break/><text:tab/><text:tab/>&lt;MLEvent logLR="35.16"&gt;<text:line-break/><text:tab/><text:tab/><text:tab/>&lt;Type minor2main="-1", minor2ref="-1"/&gt;<text:line-break/><text:tab/><text:tab/><text:tab/>&lt;Read name="07-06-11_436_10_Pzaforw", ID="2", direction="forward"/&gt;<text:line-break/><text:tab/><text:tab/><text:tab/>&lt;ShiftPatterns left="0", right="-1"/&gt;<text:line-break/><text:soft-page-break/><text:tab/><text:tab/><text:tab/>&lt;AlignPos begin="344", end="346"/&gt;<text:line-break/><text:tab/><text:tab/><text:tab/>&lt;RefPos begin="341", end="343"/&gt;<text:line-break/><text:tab/><text:tab/><text:tab/>&lt;ReadPos begin="320", end="322"/&gt;<text:line-break/><text:tab/><text:tab/>&lt;/MLEvent&gt;<text:line-break/><text:tab/>&lt;/Event&gt;<text:line-break/>&lt;/IndelEventReport&gt;</text:p>
      <text:p text:style-name="P20"/>
      <text:p text:style-name="P20"><text:span text:style-name="T24">The above example presents the case of a single nucleotide deletion relative to the </text:span><text:span text:style-name="T10">main group</text:span><text:span text:style-name="T24"> of strains </text:span><text:span text:style-name="T24">and the reference sequence</text:span> <text:span text:style-name="T8">U59967. </text:span><text:span text:style-name="T24">The </text:span><text:span text:style-name="T11">main group</text:span><text:span text:style-name="T24"> contains no indels relative to the reference sequence within the interval </text:span><text:span text:style-name="T8">(341..343) (minor2ref – minor2main=0)</text:span>. <text:span text:style-name="T24">The indel is localized between alignment positions </text:span><text:span text:style-name="T8">(344,346)</text:span>. <text:span text:style-name="T24">The indel is detected in 2 chromatograms </text:span><text:span text:style-name="T8">(support=2)</text:span> <text:span text:style-name="T24">within the same alignment coordinates, but the highest log likelihood 35.</text:span><text:span text:style-name="T34">1</text:span><text:span text:style-name="T34">6</text:span><text:span text:style-name="T24"> has the indel in chromatogram</text:span> <text:span text:style-name="T8">07-06-11_436_10_Pzaforw</text:span> <text:span text:style-name="T24">with the identifier</text:span> <text:span text:style-name="T8">=”2”</text:span> <text:span text:style-name="T24">in the input alignment file. The chromatogram is read in the forward direction. The indel in the chromatogram is detected between 2 shifting patterns: the left pattern has zero shift size and the right has -1 shift size relative to the main consensus sequence. </text:span></text:p>
      <text:h text:style-name="P45" text:outline-level="2"><text:span text:style-name="T17">9</text:span>.2. Output files of the STAP 16S rRNA classification module</text:h>
      <text:p text:style-name="P1"><text:span text:style-name="T24">The full description of the original STAP output files can</text:span><text:span text:style-name="T24"> be found here: </text:span><text:a xlink:type="simple" xlink:href="http://bobcat.genomecenter.ucdavis.edu/mediawiki/index.php/STAP_download"><text:span text:style-name="T25">http://bobcat.genomecenter.ucdavis.edu/mediawiki/index.php/STAP_download</text:span></text:a></text:p>
      <text:p text:style-name="P12"><text:span text:style-name="T14">The BCV STAP version </text:span><text:span text:style-name="T10">rRNA_pipeline.pl</text:span><text:span text:style-name="T9"> </text:span><text:span text:style-name="T14">outputs the same files as the original version, but the </text:span><text:span text:style-name="T3">.tab</text:span><text:span text:style-name="T14"> file</text:span><text:span text:style-name="T14"> contains one additional column with the aLRT test confidence value before the last column in the original file.</text:span></text:p>
      <text:p text:style-name="P12"><text:span text:style-name="T14">The output files of the </text:span><text:span text:style-name="T10">stap_summary.pl</text:span><text:span text:style-name="T14"> script:</text:span></text:p>
      <text:p text:style-name="P5">summary.results</text:p>
      <text:p text:style-name="P4"><text:span text:style-name="T8">{</text:span><text:span text:style-name="T24">OutputSTAP_Dir</text:span><text:span text:style-name="T24">\n</text:span></text:p>
      <text:p text:style-name="P4">STAP_results_list={LineFromSTAP_ResultsFile}+</text:p>
      <text:p text:style-name="P4">}+</text:p>
      <text:p text:style-name="P13">OutputSTAP_Dir</text:p>
      <text:p text:style-name="P23"><text:tab/>indir="The name of directory with STAP results”</text:p>
      <text:p text:style-name="P4">LineFromSTAP_ResultsFile=SequenceName\tTaxCategoryByBlast\tTaxPrelimCategory\tTaxFinalCategory\tDomain\n</text:p>
      <text:p text:style-name="P4"/>
      <text:p text:style-name="P17">SequenceName:</text:p>
      <text:p text:style-name="P4"><text:tab/><text:span text:style-name="T24">Sequence name from BCV </text:span><text:span text:style-name="T8">.</text:span><text:span text:style-name="T10">cluster</text:span><text:span text:style-name="T24"> file. The float number is the</text:span><text:span text:style-name="T24"> expected fraction of a DNA in the</text:span><text:span text:style-name="T24"> sample mixture.</text:span></text:p>
      <text:p text:style-name="P4"><text:tab/><text:span text:style-name="T8">cluster_&lt;uint&gt;_&lt;float&gt;</text:span></text:p>
      <text:p text:style-name="P17">TaxCategoryByBlast:</text:p>
      <text:p text:style-name="P13"><text:tab/><text:span text:style-name="T8">BLAST=TaxCategoryID|FullTaxCategoryString</text:span></text:p>
      <text:p text:style-name="P17">TaxPrelimCategory:</text:p>
      <text:p text:style-name="P13"><text:tab/><text:span text:style-name="T8">Tree1=TaxCategoryID|FullTaxCategoryString</text:span></text:p>
      <text:p text:style-name="P13">TaxFinalCategory:</text:p>
      <text:p text:style-name="P13"><text:tab/><text:span text:style-name="T8">Tree2=TaxCategoryID|FullTaxCategoryString</text:span></text:p>
      <text:p text:style-name="P17">Domain:</text:p>
      <text:p text:style-name="P13"><text:tab/><text:span text:style-name="T8">P:</text:span><text:span text:style-name="T35"> </text:span><text:span text:style-name="T24">prokaryotic domain</text:span></text:p>
      <text:p text:style-name="P20"><text:tab/>E: <text:span text:style-name="T24">eukaryotic domain </text:span></text:p>
      <text:p text:style-name="P20"><text:tab/><text:span text:style-name="T8">INPUT</text:span> <text:span text:style-name="T24">if the domain was entered by the user (</text:span><text:span text:style-name="T8">-d</text:span> <text:span text:style-name="T24">option)</text:span></text:p>
      <text:p text:style-name="P13"><text:tab/><text:span text:style-name="T8">DOMAIN=P|INPUT</text:span></text:p>
      <text:p text:style-name="P13"><text:soft-page-break/>Please refer to the original STAP documentation for more information.</text:p>
      <text:p text:style-name="P13">Example:</text:p>
      <text:p text:style-name="P23">indir="./01-02-11-2_D05_95_Un16Sq_07/STAP/"<text:line-break/>cluster_11_0.068<text:tab/>BLAST=PROK242683_PROK2.73.7.54.1|BACTERIA|PROTEOBACTERIA|GAMMAPROTEOBACTERIA|PASTEURELLACEAE|UNCLASSIFIED<text:tab/>TREE1=PROK2.73|BACTERIA|PROTEOBACTERIA<text:tab/>TREE2=PROK2.73.7.54.1|BACTERIA|PROTEOBACTERIA|GAMMAPROTEOBACTERIA|PASTEURELLACEAE|UNCLASSIFIED<text:tab/>DOMAIN=P|INPUT<text:line-break/>cluster_14_0.113<text:tab/>BLAST=PROK251967_PROK2.38.4.3|BACTERIA|FUSOBACTERIA|LEPTOTRICHALES|LEPTOTRICHIACEAE<text:tab/>TREE1=PROK2.38.4.3|BACTERIA|FUSOBACTERIA|LEPTOTRICHALES|LEPTOTRICHIACEAE<text:tab/>TREE2=PROK2.38.4.3|BACTERIA|FUSOBACTERIA|LEPTOTRICHALES|LEPTOTRICHIACEAE<text:tab/>DOMAIN=P|INPUT<text:line-break/>cluster_15_0.127<text:tab/>BLAST=PROK262153_PROK2.36.7.19.7.3.1|BACTERIA|FIRMICUTES|BACILLI|LACTOBACILLALES|STREPTOCOCCACEAE|STREPTOCOCCUS|UNCLASSIFIED<text:tab/>TREE1=PROK2.36.7.19.7.3.1|BACTERIA|FIRMICUTES|BACILLI|LACTOBACILLALES|STREPTOCOCCACEAE|STREPTOCOCCUS|UNCLASSIFIED<text:tab/>TREE2=PROK2.36.7.19.7.3.1|BACTERIA|FIRMICUTES|BACILLI|LACTOBACILLALES|STREPTOCOCCACEAE|STREPTOCOCCUS|UNCLASSIFIED<text:tab/>DOMAIN=P|INPUT<text:line-break/>...<text:line-break/>indir="./14-02-11_95_Un161/STAP/"<text:line-break/>cluster_1_0.489<text:tab/>BLAST=PROK174684_PROK2.36.4.4.3|BACTERIA|FIRMICUTES|ACIDAMINOCOCCACEAE|DIALISTER|VEILLONELLA<text:tab/>TREE1=PROK2.36.4.4.3|BACTERIA|FIRMICUTES|ACIDAMINOCOCCACEAE|DIALISTER|VEILLONELLA<text:tab/>TREE2=PROK174684_PROK2.36.4.4.3|BACTERIA|FIRMICUTES|ACIDAMINOCOCCACEAE|DIALISTER|VEILLONELLA<text:tab/>DOMAIN=P|INPUT<text:line-break/>cluster_2_0.058<text:tab/>BLAST=PROK218082_PROK2.10.3.5.10.1|BACTERIA|BACTEROIDETES|BACTEROIDALES|BACTEROIDACEAE|PREVOTELLACEAE|UNCLASSIFIED<text:tab/>TREE1=PROK2.10.3.5.10.1|BACTERIA|BACTEROIDETES|BACTEROIDALES|BACTEROIDACEAE|PREVOTELLACEAE|UNCLASSIFIED<text:tab/>TREE2=PROK2.10.3.5.10.1|BACTERIA|BACTEROIDETES|BACTEROIDALES|BACTEROIDACEAE|PREVOTELLACEAE|UNCLASSIFIED<text:tab/>DOMAIN=P|INPUT</text:p>
      <text:p text:style-name="P13"/>
      <text:p text:style-name="P15">summary.tree1.txt</text:p>
      <text:p text:style-name="P15">summary,tree2.txt</text:p>
      <text:p text:style-name="P13">TaxonomyTree=TaxCategory (count){\tTaxCategory (count)}*</text:p>
      <text:p text:style-name="P20"><text:tab/><text:span text:style-name="T24">The count is the number of sequences assigned into a given taxonomy category.</text:span></text:p>
      <text:p text:style-name="P13">Example:</text:p>
      <text:p text:style-name="P23">BACTERIA<text:tab/>(12)<text:line-break/><text:tab/>BACTEROIDETES<text:tab/>(2)<text:line-break/><text:tab/><text:tab/>BACTEROIDALES<text:tab/>(2)<text:line-break/><text:tab/><text:tab/><text:tab/>BACTEROIDACEAE<text:tab/>(2)<text:line-break/><text:tab/><text:tab/><text:tab/><text:tab/>PREVOTELLACEAE<text:tab/>(2)<text:line-break/><text:tab/><text:tab/><text:tab/><text:tab/><text:tab/>UNCLASSIFIED<text:tab/>(2)<text:line-break/><text:tab/>FUSOBACTERIA<text:tab/>(2)<text:line-break/><text:tab/><text:tab/>FUSOBACTERIACEAE<text:tab/>(1)<text:line-break/><text:tab/><text:tab/><text:tab/>FUSOBACTERIUM<text:tab/>(1)<text:line-break/><text:tab/><text:tab/><text:tab/><text:tab/>UNCLASSIFIED<text:tab/>(1)<text:line-break/><text:tab/><text:tab/>LEPTOTRICHALES<text:tab/>(1)<text:line-break/><text:tab/><text:tab/><text:tab/>LEPTOTRICHIACEAE<text:tab/>(1)</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Arial2" svg:font-family="Arial, sans-serif"/>
    <style:font-face style:name="Mangal1" svg:font-family="Manga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language="en" fo:country="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1T21:50:55.20</meta:creation-date>
    <dc:date>2012-08-15T12:16:49.28</dc:date>
    <meta:editing-duration>P3DT7H42M28S</meta:editing-duration>
    <meta:editing-cycles>275</meta:editing-cycles>
    <meta:generator>OpenOffice.org/3.3$Win32 OpenOffice.org_project/330m20$Build-9567</meta:generator>
    <meta:document-statistic meta:table-count="0" meta:image-count="0" meta:object-count="0" meta:page-count="19" meta:paragraph-count="335" meta:word-count="6351" meta:character-count="54159"/>
  </office:meta>
</office:document-meta>
</file>